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3.6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damentoIntemsets" table:style-name="ta1">
        <table:shapes>
          <draw:frame draw:z-index="0" draw:style-name="gr1" draw:text-style-name="P1" svg:width="159.99mm" svg:height="89.99mm" svg:x="39.08mm" svg:y="153.87mm">
            <loext:p draw:notify-on-update-of-ranges="andamentoIntemsets.A2:andamentoIntemsets.A2 andamentoIntemsets.A3:andamentoIntemsets.A33 andamentoIntemsets.B2:andamentoIntemsets.B2 andamentoIntemsets.B3:andamentoIntemsets.B33 andamentoIntemsets.C2:andamentoIntemsets.C2 andamentoIntemsets.C3:andamentoIntemsets.C33 andamentoIntemsets.D2:andamentoIntemsets.D2 andamentoIntemsets.D3:andamentoIntemsets.D33 andamentoIntemsets.E2:andamentoIntemsets.E2 andamentoIntemsets.E3:andamentoIntemsets.E33 andamentoIntemsets.F2:andamentoIntemsets.F2 andamentoIntemsets.F3:andamentoIntemsets.F33 andamentoIntemsets.G2:andamentoIntemsets.G2 andamentoIntemsets.G3:andamentoIntemsets.G33 andamentoIntemsets.H2:andamentoIntemsets.H2 andamentoIntemsets.H3:andamentoIntemsets.H33 andamentoIntemsets.I2:andamentoIntemsets.I2 andamentoIntemsets.I3:andamentoIntemsets.I33 andamentoIntemsets.J2:andamentoIntemsets.J2 andamentoIntemsets.J3:andamentoIntemsets.J33 andamentoIntemsets.K2:andamentoIntemsets.K2 andamentoIntemsets.K3:andamentoIntemsets.K33 andamentoIntemsets.L2:andamentoIntemsets.L2 andamentoIntemsets.L3:andamentoIntemsets.L33 andamentoIntemsets.M2:andamentoIntemsets.M2 andamentoIntemsets.M3:andamentoIntemsets.M33 andamentoIntemsets.N2:andamentoIntemsets.N2 andamentoIntemsets.N3:andamentoIntemsets.N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15"/>
          <table:table-cell office:value-type="string" calcext:value-type="string">
            <text:p>TOT</text:p>
          </table:table-cell>
          <table:table-cell office:value-type="float" office:value="3245" calcext:value-type="float">
            <text:p>324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[LOAD&amp;UNL_0, RETRACT_0]</text:p>
          </table:table-cell>
          <table:table-cell office:value-type="string" calcext:value-type="string">
            <text:p>[R_ERR_1]</text:p>
          </table:table-cell>
          <table:table-cell office:value-type="string" calcext:value-type="string">
            <text:p>[R_ERR_0]</text:p>
          </table:table-cell>
          <table:table-cell office:value-type="string" calcext:value-type="string">
            <text:p>[RETRACT_0, S&amp;S_0]</text:p>
          </table:table-cell>
          <table:table-cell office:value-type="string" calcext:value-type="string">
            <text:p>[LOAD&amp;UNL_0, POWER-CYCL_0, S&amp;S_0]</text:p>
          </table:table-cell>
          <table:table-cell office:value-type="string" calcext:value-type="string">
            <text:p>[RETRACT_0]</text:p>
          </table:table-cell>
          <table:table-cell office:value-type="string" calcext:value-type="string">
            <text:p>[POWER-CYCL_0, S&amp;S_0]</text:p>
          </table:table-cell>
          <table:table-cell office:value-type="string" calcext:value-type="string">
            <text:p>[S&amp;S_0]</text:p>
          </table:table-cell>
          <table:table-cell office:value-type="string" calcext:value-type="string">
            <text:p>[LOAD&amp;UNL_0]</text:p>
          </table:table-cell>
          <table:table-cell office:value-type="string" calcext:value-type="string">
            <text:p>[LOAD&amp;UNL_0, RETRACT_0, S&amp;S_0]</text:p>
          </table:table-cell>
          <table:table-cell office:value-type="string" calcext:value-type="string">
            <text:p>[LOAD&amp;UNL_0, POWER-CYCL_0]</text:p>
          </table:table-cell>
          <table:table-cell office:value-type="string" calcext:value-type="string">
            <text:p>[UNST-SEC_0]</text:p>
          </table:table-cell>
          <table:table-cell office:value-type="string" calcext:value-type="string">
            <text:p>[LOAD&amp;UNL_0, S&amp;S_0]</text:p>
          </table:table-cell>
          <table:table-cell office:value-type="string" calcext:value-type="string">
            <text:p>[POWER-CYCL_0]</text:p>
          </table:table-cell>
          <table:table-cell table:number-columns-repeated="18"/>
        </table:table-row>
        <table:table-row table:style-name="ro1">
          <table:table-cell table:formula="of:=[.R3]/[.$Q$1]*100" office:value-type="float" office:value="42.5885978428351" calcext:value-type="float">
            <text:p>42,5885978428351</text:p>
          </table:table-cell>
          <table:table-cell table:formula="of:=[.S3]/[.$Q$1]*100" office:value-type="float" office:value="36.4560862865948" calcext:value-type="float">
            <text:p>36,4560862865948</text:p>
          </table:table-cell>
          <table:table-cell table:formula="of:=[.T3]/[.$Q$1]*100" office:value-type="float" office:value="38.5824345146379" calcext:value-type="float">
            <text:p>38,5824345146379</text:p>
          </table:table-cell>
          <table:table-cell table:formula="of:=[.U3]/[.$Q$1]*100" office:value-type="float" office:value="39.1371340523883" calcext:value-type="float">
            <text:p>39,1371340523883</text:p>
          </table:table-cell>
          <table:table-cell table:formula="of:=[.V3]/[.$Q$1]*100" office:value-type="float" office:value="59.537750385208" calcext:value-type="float">
            <text:p>59,537750385208</text:p>
          </table:table-cell>
          <table:table-cell table:formula="of:=[.W3]/[.$Q$1]*100" office:value-type="float" office:value="47.7657935285054" calcext:value-type="float">
            <text:p>47,7657935285054</text:p>
          </table:table-cell>
          <table:table-cell table:formula="of:=[.X3]/[.$Q$1]*100" office:value-type="float" office:value="62.4036979969183" calcext:value-type="float">
            <text:p>62,4036979969183</text:p>
          </table:table-cell>
          <table:table-cell table:formula="of:=[.Y3]/[.$Q$1]*100" office:value-type="float" office:value="75.2850539291217" calcext:value-type="float">
            <text:p>75,2850539291217</text:p>
          </table:table-cell>
          <table:table-cell table:formula="of:=[.Z3]/[.$Q$1]*100" office:value-type="float" office:value="78.1510015408321" calcext:value-type="float">
            <text:p>78,1510015408321</text:p>
          </table:table-cell>
          <table:table-cell table:formula="of:=[.AA3]/[.$Q$1]*100" office:value-type="float" office:value="36.8875192604006" calcext:value-type="float">
            <text:p>36,8875192604006</text:p>
          </table:table-cell>
          <table:table-cell table:formula="of:=[.AB3]/[.$Q$1]*100" office:value-type="float" office:value="60.0924499229584" calcext:value-type="float">
            <text:p>60,0924499229584</text:p>
          </table:table-cell>
          <table:table-cell table:formula="of:=[.AC3]/[.$Q$1]*100" office:value-type="float" office:value="37.0416024653313" calcext:value-type="float">
            <text:p>37,0416024653313</text:p>
          </table:table-cell>
          <table:table-cell table:formula="of:=[.AD3]/[.$Q$1]*100" office:value-type="float" office:value="70.4776579352851" calcext:value-type="float">
            <text:p>70,4776579352851</text:p>
          </table:table-cell>
          <table:table-cell table:formula="of:=[.AE3]/[.$Q$1]*100" office:value-type="float" office:value="63.020030816641" calcext:value-type="float">
            <text:p>63,020030816641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1183" calcext:value-type="float">
            <text:p>1183</text:p>
          </table:table-cell>
          <table:table-cell office:value-type="float" office:value="1252" calcext:value-type="float">
            <text:p>1252</text:p>
          </table:table-cell>
          <table:table-cell office:value-type="float" office:value="1270" calcext:value-type="float">
            <text:p>1270</text:p>
          </table:table-cell>
          <table:table-cell office:value-type="float" office:value="1932" calcext:value-type="float">
            <text:p>1932</text:p>
          </table:table-cell>
          <table:table-cell office:value-type="float" office:value="1550" calcext:value-type="float">
            <text:p>1550</text:p>
          </table:table-cell>
          <table:table-cell office:value-type="float" office:value="2025" calcext:value-type="float">
            <text:p>2025</text:p>
          </table:table-cell>
          <table:table-cell office:value-type="float" office:value="2443" calcext:value-type="float">
            <text:p>2443</text:p>
          </table:table-cell>
          <table:table-cell office:value-type="float" office:value="2536" calcext:value-type="float">
            <text:p>2536</text:p>
          </table:table-cell>
          <table:table-cell office:value-type="float" office:value="1197" calcext:value-type="float">
            <text:p>1197</text:p>
          </table:table-cell>
          <table:table-cell office:value-type="float" office:value="1950" calcext:value-type="float">
            <text:p>1950</text:p>
          </table:table-cell>
          <table:table-cell office:value-type="float" office:value="1202" calcext:value-type="float">
            <text:p>1202</text:p>
          </table:table-cell>
          <table:table-cell office:value-type="float" office:value="2287" calcext:value-type="float">
            <text:p>2287</text:p>
          </table:table-cell>
          <table:table-cell office:value-type="float" office:value="2045" calcext:value-type="float">
            <text:p>2045</text:p>
          </table:table-cell>
          <table:table-cell/>
        </table:table-row>
        <table:table-row table:style-name="ro1">
          <table:table-cell table:formula="of:=[.R4]/[.$Q$1]*100" office:value-type="float" office:value="42.7426810477658" calcext:value-type="float">
            <text:p>42,7426810477658</text:p>
          </table:table-cell>
          <table:table-cell table:formula="of:=[.S4]/[.$Q$1]*100" office:value-type="float" office:value="38.366718027735" calcext:value-type="float">
            <text:p>38,366718027735</text:p>
          </table:table-cell>
          <table:table-cell table:formula="of:=[.T4]/[.$Q$1]*100" office:value-type="float" office:value="0" calcext:value-type="float">
            <text:p>0</text:p>
          </table:table-cell>
          <table:table-cell table:formula="of:=[.U4]/[.$Q$1]*100" office:value-type="float" office:value="39.3220338983051" calcext:value-type="float">
            <text:p>39,3220338983051</text:p>
          </table:table-cell>
          <table:table-cell table:formula="of:=[.V4]/[.$Q$1]*100" office:value-type="float" office:value="59.7226502311248" calcext:value-type="float">
            <text:p>59,7226502311248</text:p>
          </table:table-cell>
          <table:table-cell table:formula="of:=[.W4]/[.$Q$1]*100" office:value-type="float" office:value="47.9198767334361" calcext:value-type="float">
            <text:p>47,9198767334361</text:p>
          </table:table-cell>
          <table:table-cell table:formula="of:=[.X4]/[.$Q$1]*100" office:value-type="float" office:value="62.5885978428351" calcext:value-type="float">
            <text:p>62,5885978428351</text:p>
          </table:table-cell>
          <table:table-cell table:formula="of:=[.Y4]/[.$Q$1]*100" office:value-type="float" office:value="75.5007704160247" calcext:value-type="float">
            <text:p>75,5007704160247</text:p>
          </table:table-cell>
          <table:table-cell table:formula="of:=[.Z4]/[.$Q$1]*100" office:value-type="float" office:value="78.2434514637905" calcext:value-type="float">
            <text:p>78,2434514637905</text:p>
          </table:table-cell>
          <table:table-cell table:formula="of:=[.AA4]/[.$Q$1]*100" office:value-type="float" office:value="37.0724191063174" calcext:value-type="float">
            <text:p>37,0724191063174</text:p>
          </table:table-cell>
          <table:table-cell table:formula="of:=[.AB4]/[.$Q$1]*100" office:value-type="float" office:value="60.2157164869029" calcext:value-type="float">
            <text:p>60,2157164869029</text:p>
          </table:table-cell>
          <table:table-cell table:formula="of:=[.AC4]/[.$Q$1]*100" office:value-type="float" office:value="0" calcext:value-type="float">
            <text:p>0</text:p>
          </table:table-cell>
          <table:table-cell table:formula="of:=[.AD4]/[.$Q$1]*100" office:value-type="float" office:value="70.693374422188" calcext:value-type="float">
            <text:p>70,693374422188</text:p>
          </table:table-cell>
          <table:table-cell table:formula="of:=[.AE4]/[.$Q$1]*100" office:value-type="float" office:value="63.1741140215716" calcext:value-type="float">
            <text:p>63,1741140215716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 office:value-type="float" office:value="1245" calcext:value-type="float">
            <text:p>1245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 office:value-type="float" office:value="1938" calcext:value-type="float">
            <text:p>1938</text:p>
          </table:table-cell>
          <table:table-cell office:value-type="float" office:value="1555" calcext:value-type="float">
            <text:p>1555</text:p>
          </table:table-cell>
          <table:table-cell office:value-type="float" office:value="2031" calcext:value-type="float">
            <text:p>2031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3" calcext:value-type="float">
            <text:p>1203</text:p>
          </table:table-cell>
          <table:table-cell office:value-type="float" office:value="1954" calcext:value-type="float">
            <text:p>1954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0" calcext:value-type="float">
            <text:p>2050</text:p>
          </table:table-cell>
          <table:table-cell/>
        </table:table-row>
        <table:table-row table:style-name="ro1">
          <table:table-cell table:formula="of:=[.R5]/[.$Q$1]*100" office:value-type="float" office:value="42.7734976887519" calcext:value-type="float">
            <text:p>42,7734976887519</text:p>
          </table:table-cell>
          <table:table-cell table:formula="of:=[.S5]/[.$Q$1]*100" office:value-type="float" office:value="36.9183359013867" calcext:value-type="float">
            <text:p>36,9183359013867</text:p>
          </table:table-cell>
          <table:table-cell table:formula="of:=[.T5]/[.$Q$1]*100" office:value-type="float" office:value="37.5963020030817" calcext:value-type="float">
            <text:p>37,5963020030817</text:p>
          </table:table-cell>
          <table:table-cell table:formula="of:=[.U5]/[.$Q$1]*100" office:value-type="float" office:value="39.3836671802773" calcext:value-type="float">
            <text:p>39,3836671802773</text:p>
          </table:table-cell>
          <table:table-cell table:formula="of:=[.V5]/[.$Q$1]*100" office:value-type="float" office:value="59.7534668721109" calcext:value-type="float">
            <text:p>59,7534668721109</text:p>
          </table:table-cell>
          <table:table-cell table:formula="of:=[.W5]/[.$Q$1]*100" office:value-type="float" office:value="47.9506933744222" calcext:value-type="float">
            <text:p>47,9506933744222</text:p>
          </table:table-cell>
          <table:table-cell table:formula="of:=[.X5]/[.$Q$1]*100" office:value-type="float" office:value="62.6194144838213" calcext:value-type="float">
            <text:p>62,6194144838213</text:p>
          </table:table-cell>
          <table:table-cell table:formula="of:=[.Y5]/[.$Q$1]*100" office:value-type="float" office:value="75.5007704160247" calcext:value-type="float">
            <text:p>75,5007704160247</text:p>
          </table:table-cell>
          <table:table-cell table:formula="of:=[.Z5]/[.$Q$1]*100" office:value-type="float" office:value="78.2126348228043" calcext:value-type="float">
            <text:p>78,2126348228043</text:p>
          </table:table-cell>
          <table:table-cell table:formula="of:=[.AA5]/[.$Q$1]*100" office:value-type="float" office:value="37.1340523882897" calcext:value-type="float">
            <text:p>37,1340523882897</text:p>
          </table:table-cell>
          <table:table-cell table:formula="of:=[.AB5]/[.$Q$1]*100" office:value-type="float" office:value="60.2465331278891" calcext:value-type="float">
            <text:p>60,2465331278891</text:p>
          </table:table-cell>
          <table:table-cell table:formula="of:=[.AC5]/[.$Q$1]*100" office:value-type="float" office:value="0" calcext:value-type="float">
            <text:p>0</text:p>
          </table:table-cell>
          <table:table-cell table:formula="of:=[.AD5]/[.$Q$1]*100" office:value-type="float" office:value="70.693374422188" calcext:value-type="float">
            <text:p>70,693374422188</text:p>
          </table:table-cell>
          <table:table-cell table:formula="of:=[.AE5]/[.$Q$1]*100" office:value-type="float" office:value="63.2049306625578" calcext:value-type="float">
            <text:p>63,2049306625578</text:p>
          </table:table-cell>
          <table:table-cell table:number-columns-repeated="3"/>
          <table:table-cell office:value-type="float" office:value="1388" calcext:value-type="float">
            <text:p>1388</text:p>
          </table:table-cell>
          <table:table-cell office:value-type="float" office:value="1198" calcext:value-type="float">
            <text:p>1198</text:p>
          </table:table-cell>
          <table:table-cell office:value-type="float" office:value="1220" calcext:value-type="float">
            <text:p>1220</text:p>
          </table:table-cell>
          <table:table-cell office:value-type="float" office:value="1278" calcext:value-type="float">
            <text:p>1278</text:p>
          </table:table-cell>
          <table:table-cell office:value-type="float" office:value="1939" calcext:value-type="float">
            <text:p>1939</text:p>
          </table:table-cell>
          <table:table-cell office:value-type="float" office:value="1556" calcext:value-type="float">
            <text:p>1556</text:p>
          </table:table-cell>
          <table:table-cell office:value-type="float" office:value="2032" calcext:value-type="float">
            <text:p>2032</text:p>
          </table:table-cell>
          <table:table-cell office:value-type="float" office:value="2450" calcext:value-type="float">
            <text:p>2450</text:p>
          </table:table-cell>
          <table:table-cell office:value-type="float" office:value="2538" calcext:value-type="float">
            <text:p>2538</text:p>
          </table:table-cell>
          <table:table-cell office:value-type="float" office:value="1205" calcext:value-type="float">
            <text:p>1205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table:formula="of:=[.R6]/[.$Q$1]*100" office:value-type="float" office:value="42.7734976887519" calcext:value-type="float">
            <text:p>42,7734976887519</text:p>
          </table:table-cell>
          <table:table-cell table:formula="of:=[.S6]/[.$Q$1]*100" office:value-type="float" office:value="36.5793528505393" calcext:value-type="float">
            <text:p>36,5793528505393</text:p>
          </table:table-cell>
          <table:table-cell table:formula="of:=[.T6]/[.$Q$1]*100" office:value-type="float" office:value="37.9969183359014" calcext:value-type="float">
            <text:p>37,9969183359014</text:p>
          </table:table-cell>
          <table:table-cell table:formula="of:=[.U6]/[.$Q$1]*100" office:value-type="float" office:value="39.3528505392912" calcext:value-type="float">
            <text:p>39,3528505392912</text:p>
          </table:table-cell>
          <table:table-cell table:formula="of:=[.V6]/[.$Q$1]*100" office:value-type="float" office:value="59.7842835130971" calcext:value-type="float">
            <text:p>59,7842835130971</text:p>
          </table:table-cell>
          <table:table-cell table:formula="of:=[.W6]/[.$Q$1]*100" office:value-type="float" office:value="47.9506933744222" calcext:value-type="float">
            <text:p>47,9506933744222</text:p>
          </table:table-cell>
          <table:table-cell table:formula="of:=[.X6]/[.$Q$1]*100" office:value-type="float" office:value="62.6810477657935" calcext:value-type="float">
            <text:p>62,6810477657935</text:p>
          </table:table-cell>
          <table:table-cell table:formula="of:=[.Y6]/[.$Q$1]*100" office:value-type="float" office:value="75.5007704160247" calcext:value-type="float">
            <text:p>75,5007704160247</text:p>
          </table:table-cell>
          <table:table-cell table:formula="of:=[.Z6]/[.$Q$1]*100" office:value-type="float" office:value="78.2434514637905" calcext:value-type="float">
            <text:p>78,2434514637905</text:p>
          </table:table-cell>
          <table:table-cell table:formula="of:=[.AA6]/[.$Q$1]*100" office:value-type="float" office:value="37.1032357473035" calcext:value-type="float">
            <text:p>37,1032357473035</text:p>
          </table:table-cell>
          <table:table-cell table:formula="of:=[.AB6]/[.$Q$1]*100" office:value-type="float" office:value="60.3081664098613" calcext:value-type="float">
            <text:p>60,3081664098613</text:p>
          </table:table-cell>
          <table:table-cell table:formula="of:=[.AC6]/[.$Q$1]*100" office:value-type="float" office:value="0" calcext:value-type="float">
            <text:p>0</text:p>
          </table:table-cell>
          <table:table-cell table:formula="of:=[.AD6]/[.$Q$1]*100" office:value-type="float" office:value="70.693374422188" calcext:value-type="float">
            <text:p>70,693374422188</text:p>
          </table:table-cell>
          <table:table-cell table:formula="of:=[.AE6]/[.$Q$1]*100" office:value-type="float" office:value="63.2973805855162" calcext:value-type="float">
            <text:p>63,2973805855162</text:p>
          </table:table-cell>
          <table:table-cell table:number-columns-repeated="3"/>
          <table:table-cell office:value-type="float" office:value="1388" calcext:value-type="float">
            <text:p>1388</text:p>
          </table:table-cell>
          <table:table-cell office:value-type="float" office:value="1187" calcext:value-type="float">
            <text:p>1187</text:p>
          </table:table-cell>
          <table:table-cell office:value-type="float" office:value="1233" calcext:value-type="float">
            <text:p>1233</text:p>
          </table:table-cell>
          <table:table-cell office:value-type="float" office:value="1277" calcext:value-type="float">
            <text:p>1277</text:p>
          </table:table-cell>
          <table:table-cell office:value-type="float" office:value="1940" calcext:value-type="float">
            <text:p>1940</text:p>
          </table:table-cell>
          <table:table-cell office:value-type="float" office:value="1556" calcext:value-type="float">
            <text:p>1556</text:p>
          </table:table-cell>
          <table:table-cell office:value-type="float" office:value="2034" calcext:value-type="float">
            <text:p>203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1204" calcext:value-type="float">
            <text:p>1204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4" calcext:value-type="float">
            <text:p>2294</text:p>
          </table:table-cell>
          <table:table-cell office:value-type="float" office:value="2054" calcext:value-type="float">
            <text:p>2054</text:p>
          </table:table-cell>
          <table:table-cell/>
        </table:table-row>
        <table:table-row table:style-name="ro1">
          <table:table-cell table:formula="of:=[.R7]/[.$Q$1]*100" office:value-type="float" office:value="42.6810477657935" calcext:value-type="float">
            <text:p>42,6810477657935</text:p>
          </table:table-cell>
          <table:table-cell table:formula="of:=[.S7]/[.$Q$1]*100" office:value-type="float" office:value="36.6409861325116" calcext:value-type="float">
            <text:p>36,6409861325116</text:p>
          </table:table-cell>
          <table:table-cell table:formula="of:=[.T7]/[.$Q$1]*100" office:value-type="float" office:value="37.9969183359014" calcext:value-type="float">
            <text:p>37,9969183359014</text:p>
          </table:table-cell>
          <table:table-cell table:formula="of:=[.U7]/[.$Q$1]*100" office:value-type="float" office:value="39.4144838212635" calcext:value-type="float">
            <text:p>39,4144838212635</text:p>
          </table:table-cell>
          <table:table-cell table:formula="of:=[.V7]/[.$Q$1]*100" office:value-type="float" office:value="59.8767334360555" calcext:value-type="float">
            <text:p>59,8767334360555</text:p>
          </table:table-cell>
          <table:table-cell table:formula="of:=[.W7]/[.$Q$1]*100" office:value-type="float" office:value="47.8582434514638" calcext:value-type="float">
            <text:p>47,8582434514638</text:p>
          </table:table-cell>
          <table:table-cell table:formula="of:=[.X7]/[.$Q$1]*100" office:value-type="float" office:value="62.7734976887519" calcext:value-type="float">
            <text:p>62,7734976887519</text:p>
          </table:table-cell>
          <table:table-cell table:formula="of:=[.Y7]/[.$Q$1]*100" office:value-type="float" office:value="75.6548536209553" calcext:value-type="float">
            <text:p>75,6548536209553</text:p>
          </table:table-cell>
          <table:table-cell table:formula="of:=[.Z7]/[.$Q$1]*100" office:value-type="float" office:value="78.2434514637905" calcext:value-type="float">
            <text:p>78,2434514637905</text:p>
          </table:table-cell>
          <table:table-cell table:formula="of:=[.AA7]/[.$Q$1]*100" office:value-type="float" office:value="37.1648690292758" calcext:value-type="float">
            <text:p>37,1648690292758</text:p>
          </table:table-cell>
          <table:table-cell table:formula="of:=[.AB7]/[.$Q$1]*100" office:value-type="float" office:value="60.3081664098613" calcext:value-type="float">
            <text:p>60,3081664098613</text:p>
          </table:table-cell>
          <table:table-cell table:formula="of:=[.AC7]/[.$Q$1]*100" office:value-type="float" office:value="0" calcext:value-type="float">
            <text:p>0</text:p>
          </table:table-cell>
          <table:table-cell table:formula="of:=[.AD7]/[.$Q$1]*100" office:value-type="float" office:value="70.8474576271186" calcext:value-type="float">
            <text:p>70,8474576271186</text:p>
          </table:table-cell>
          <table:table-cell table:formula="of:=[.AE7]/[.$Q$1]*100" office:value-type="float" office:value="63.2973805855162" calcext:value-type="float">
            <text:p>63,2973805855162</text:p>
          </table:table-cell>
          <table:table-cell table:number-columns-repeated="3"/>
          <table:table-cell office:value-type="float" office:value="1385" calcext:value-type="float">
            <text:p>1385</text:p>
          </table:table-cell>
          <table:table-cell office:value-type="float" office:value="1189" calcext:value-type="float">
            <text:p>1189</text:p>
          </table:table-cell>
          <table:table-cell office:value-type="float" office:value="1233" calcext:value-type="float">
            <text:p>1233</text:p>
          </table:table-cell>
          <table:table-cell office:value-type="float" office:value="1279" calcext:value-type="float">
            <text:p>1279</text:p>
          </table:table-cell>
          <table:table-cell office:value-type="float" office:value="1943" calcext:value-type="float">
            <text:p>1943</text:p>
          </table:table-cell>
          <table:table-cell office:value-type="float" office:value="1553" calcext:value-type="float">
            <text:p>1553</text:p>
          </table:table-cell>
          <table:table-cell office:value-type="float" office:value="2037" calcext:value-type="float">
            <text:p>2037</text:p>
          </table:table-cell>
          <table:table-cell office:value-type="float" office:value="2455" calcext:value-type="float">
            <text:p>2455</text:p>
          </table:table-cell>
          <table:table-cell office:value-type="float" office:value="2539" calcext:value-type="float">
            <text:p>2539</text:p>
          </table:table-cell>
          <table:table-cell office:value-type="float" office:value="1206" calcext:value-type="float">
            <text:p>1206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2054" calcext:value-type="float">
            <text:p>2054</text:p>
          </table:table-cell>
          <table:table-cell/>
        </table:table-row>
        <table:table-row table:style-name="ro1">
          <table:table-cell table:formula="of:=[.R8]/[.$Q$1]*100" office:value-type="float" office:value="42.8043143297381" calcext:value-type="float">
            <text:p>42,8043143297381</text:p>
          </table:table-cell>
          <table:table-cell table:formula="of:=[.S8]/[.$Q$1]*100" office:value-type="float" office:value="0" calcext:value-type="float">
            <text:p>0</text:p>
          </table:table-cell>
          <table:table-cell table:formula="of:=[.T8]/[.$Q$1]*100" office:value-type="float" office:value="39.1679506933744" calcext:value-type="float">
            <text:p>39,1679506933744</text:p>
          </table:table-cell>
          <table:table-cell table:formula="of:=[.U8]/[.$Q$1]*100" office:value-type="float" office:value="39.5069337442219" calcext:value-type="float">
            <text:p>39,5069337442219</text:p>
          </table:table-cell>
          <table:table-cell table:formula="of:=[.V8]/[.$Q$1]*100" office:value-type="float" office:value="59.8767334360555" calcext:value-type="float">
            <text:p>59,8767334360555</text:p>
          </table:table-cell>
          <table:table-cell table:formula="of:=[.W8]/[.$Q$1]*100" office:value-type="float" office:value="47.9815100154083" calcext:value-type="float">
            <text:p>47,9815100154083</text:p>
          </table:table-cell>
          <table:table-cell table:formula="of:=[.X8]/[.$Q$1]*100" office:value-type="float" office:value="62.7426810477658" calcext:value-type="float">
            <text:p>62,7426810477658</text:p>
          </table:table-cell>
          <table:table-cell table:formula="of:=[.Y8]/[.$Q$1]*100" office:value-type="float" office:value="75.6856702619415" calcext:value-type="float">
            <text:p>75,6856702619415</text:p>
          </table:table-cell>
          <table:table-cell table:formula="of:=[.Z8]/[.$Q$1]*100" office:value-type="float" office:value="78.2742681047766" calcext:value-type="float">
            <text:p>78,2742681047766</text:p>
          </table:table-cell>
          <table:table-cell table:formula="of:=[.AA8]/[.$Q$1]*100" office:value-type="float" office:value="37.2573189522342" calcext:value-type="float">
            <text:p>37,2573189522342</text:p>
          </table:table-cell>
          <table:table-cell table:formula="of:=[.AB8]/[.$Q$1]*100" office:value-type="float" office:value="60.3081664098613" calcext:value-type="float">
            <text:p>60,3081664098613</text:p>
          </table:table-cell>
          <table:table-cell table:formula="of:=[.AC8]/[.$Q$1]*100" office:value-type="float" office:value="0" calcext:value-type="float">
            <text:p>0</text:p>
          </table:table-cell>
          <table:table-cell table:formula="of:=[.AD8]/[.$Q$1]*100" office:value-type="float" office:value="70.8782742681048" calcext:value-type="float">
            <text:p>70,8782742681048</text:p>
          </table:table-cell>
          <table:table-cell table:formula="of:=[.AE8]/[.$Q$1]*100" office:value-type="float" office:value="63.26656394453" calcext:value-type="float">
            <text:p>63,26656394453</text:p>
          </table:table-cell>
          <table:table-cell table:number-columns-repeated="3"/>
          <table:table-cell office:value-type="float" office:value="1389" calcext:value-type="float">
            <text:p>1389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table:formula="of:=[.R9]/[.$Q$1]*100" office:value-type="float" office:value="42.8043143297381" calcext:value-type="float">
            <text:p>42,8043143297381</text:p>
          </table:table-cell>
          <table:table-cell table:formula="of:=[.S9]/[.$Q$1]*100" office:value-type="float" office:value="36.9491525423729" calcext:value-type="float">
            <text:p>36,9491525423729</text:p>
          </table:table-cell>
          <table:table-cell table:formula="of:=[.T9]/[.$Q$1]*100" office:value-type="float" office:value="37.3189522342065" calcext:value-type="float">
            <text:p>37,3189522342065</text:p>
          </table:table-cell>
          <table:table-cell table:formula="of:=[.U9]/[.$Q$1]*100" office:value-type="float" office:value="39.5069337442219" calcext:value-type="float">
            <text:p>39,5069337442219</text:p>
          </table:table-cell>
          <table:table-cell table:formula="of:=[.V9]/[.$Q$1]*100" office:value-type="float" office:value="59.8767334360555" calcext:value-type="float">
            <text:p>59,8767334360555</text:p>
          </table:table-cell>
          <table:table-cell table:formula="of:=[.W9]/[.$Q$1]*100" office:value-type="float" office:value="47.9815100154083" calcext:value-type="float">
            <text:p>47,9815100154083</text:p>
          </table:table-cell>
          <table:table-cell table:formula="of:=[.X9]/[.$Q$1]*100" office:value-type="float" office:value="62.7426810477658" calcext:value-type="float">
            <text:p>62,7426810477658</text:p>
          </table:table-cell>
          <table:table-cell table:formula="of:=[.Y9]/[.$Q$1]*100" office:value-type="float" office:value="75.6856702619415" calcext:value-type="float">
            <text:p>75,6856702619415</text:p>
          </table:table-cell>
          <table:table-cell table:formula="of:=[.Z9]/[.$Q$1]*100" office:value-type="float" office:value="78.2742681047766" calcext:value-type="float">
            <text:p>78,2742681047766</text:p>
          </table:table-cell>
          <table:table-cell table:formula="of:=[.AA9]/[.$Q$1]*100" office:value-type="float" office:value="37.2573189522342" calcext:value-type="float">
            <text:p>37,2573189522342</text:p>
          </table:table-cell>
          <table:table-cell table:formula="of:=[.AB9]/[.$Q$1]*100" office:value-type="float" office:value="60.3081664098613" calcext:value-type="float">
            <text:p>60,3081664098613</text:p>
          </table:table-cell>
          <table:table-cell table:formula="of:=[.AC9]/[.$Q$1]*100" office:value-type="float" office:value="0" calcext:value-type="float">
            <text:p>0</text:p>
          </table:table-cell>
          <table:table-cell table:formula="of:=[.AD9]/[.$Q$1]*100" office:value-type="float" office:value="70.8782742681048" calcext:value-type="float">
            <text:p>70,8782742681048</text:p>
          </table:table-cell>
          <table:table-cell table:formula="of:=[.AE9]/[.$Q$1]*100" office:value-type="float" office:value="63.26656394453" calcext:value-type="float">
            <text:p>63,26656394453</text:p>
          </table:table-cell>
          <table:table-cell table:number-columns-repeated="3"/>
          <table:table-cell office:value-type="float" office:value="1389" calcext:value-type="float">
            <text:p>1389</text:p>
          </table:table-cell>
          <table:table-cell office:value-type="float" office:value="1199" calcext:value-type="float">
            <text:p>1199</text:p>
          </table:table-cell>
          <table:table-cell office:value-type="float" office:value="1211" calcext:value-type="float">
            <text:p>1211</text:p>
          </table:table-cell>
          <table:table-cell office:value-type="float" office:value="1282" calcext:value-type="float">
            <text:p>1282</text:p>
          </table:table-cell>
          <table:table-cell office:value-type="float" office:value="1943" calcext:value-type="float">
            <text:p>1943</text:p>
          </table:table-cell>
          <table:table-cell office:value-type="float" office:value="1557" calcext:value-type="float">
            <text:p>1557</text:p>
          </table:table-cell>
          <table:table-cell office:value-type="float" office:value="2036" calcext:value-type="float">
            <text:p>2036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3" calcext:value-type="float">
            <text:p>2053</text:p>
          </table:table-cell>
          <table:table-cell/>
        </table:table-row>
        <table:table-row table:style-name="ro1">
          <table:table-cell table:formula="of:=[.R10]/[.$Q$1]*100" office:value-type="float" office:value="42.8043143297381" calcext:value-type="float">
            <text:p>42,8043143297381</text:p>
          </table:table-cell>
          <table:table-cell table:formula="of:=[.S10]/[.$Q$1]*100" office:value-type="float" office:value="36.271186440678" calcext:value-type="float">
            <text:p>36,271186440678</text:p>
          </table:table-cell>
          <table:table-cell table:formula="of:=[.T10]/[.$Q$1]*100" office:value-type="float" office:value="37.9352850539291" calcext:value-type="float">
            <text:p>37,9352850539291</text:p>
          </table:table-cell>
          <table:table-cell table:formula="of:=[.U10]/[.$Q$1]*100" office:value-type="float" office:value="39.537750385208" calcext:value-type="float">
            <text:p>39,537750385208</text:p>
          </table:table-cell>
          <table:table-cell table:formula="of:=[.V10]/[.$Q$1]*100" office:value-type="float" office:value="59.9075500770416" calcext:value-type="float">
            <text:p>59,9075500770416</text:p>
          </table:table-cell>
          <table:table-cell table:formula="of:=[.W10]/[.$Q$1]*100" office:value-type="float" office:value="47.9506933744222" calcext:value-type="float">
            <text:p>47,9506933744222</text:p>
          </table:table-cell>
          <table:table-cell table:formula="of:=[.X10]/[.$Q$1]*100" office:value-type="float" office:value="62.7734976887519" calcext:value-type="float">
            <text:p>62,7734976887519</text:p>
          </table:table-cell>
          <table:table-cell table:formula="of:=[.Y10]/[.$Q$1]*100" office:value-type="float" office:value="75.7164869029276" calcext:value-type="float">
            <text:p>75,7164869029276</text:p>
          </table:table-cell>
          <table:table-cell table:formula="of:=[.Z10]/[.$Q$1]*100" office:value-type="float" office:value="78.2742681047766" calcext:value-type="float">
            <text:p>78,2742681047766</text:p>
          </table:table-cell>
          <table:table-cell table:formula="of:=[.AA10]/[.$Q$1]*100" office:value-type="float" office:value="37.2573189522342" calcext:value-type="float">
            <text:p>37,2573189522342</text:p>
          </table:table-cell>
          <table:table-cell table:formula="of:=[.AB10]/[.$Q$1]*100" office:value-type="float" office:value="60.3389830508475" calcext:value-type="float">
            <text:p>60,3389830508475</text:p>
          </table:table-cell>
          <table:table-cell table:formula="of:=[.AC10]/[.$Q$1]*100" office:value-type="float" office:value="0" calcext:value-type="float">
            <text:p>0</text:p>
          </table:table-cell>
          <table:table-cell table:formula="of:=[.AD10]/[.$Q$1]*100" office:value-type="float" office:value="70.8782742681048" calcext:value-type="float">
            <text:p>70,8782742681048</text:p>
          </table:table-cell>
          <table:table-cell table:formula="of:=[.AE10]/[.$Q$1]*100" office:value-type="float" office:value="63.2973805855162" calcext:value-type="float">
            <text:p>63,2973805855162</text:p>
          </table:table-cell>
          <table:table-cell table:number-columns-repeated="3"/>
          <table:table-cell office:value-type="float" office:value="1389" calcext:value-type="float">
            <text:p>1389</text:p>
          </table:table-cell>
          <table:table-cell office:value-type="float" office:value="1177" calcext:value-type="float">
            <text:p>1177</text:p>
          </table:table-cell>
          <table:table-cell office:value-type="float" office:value="1231" calcext:value-type="float">
            <text:p>1231</text:p>
          </table:table-cell>
          <table:table-cell office:value-type="float" office:value="1283" calcext:value-type="float">
            <text:p>1283</text:p>
          </table:table-cell>
          <table:table-cell office:value-type="float" office:value="1944" calcext:value-type="float">
            <text:p>1944</text:p>
          </table:table-cell>
          <table:table-cell office:value-type="float" office:value="1556" calcext:value-type="float">
            <text:p>1556</text:p>
          </table:table-cell>
          <table:table-cell office:value-type="float" office:value="2037" calcext:value-type="float">
            <text:p>2037</text:p>
          </table:table-cell>
          <table:table-cell office:value-type="float" office:value="2457" calcext:value-type="float">
            <text:p>2457</text:p>
          </table:table-cell>
          <table:table-cell office:value-type="float" office:value="2540" calcext:value-type="float">
            <text:p>2540</text:p>
          </table:table-cell>
          <table:table-cell office:value-type="float" office:value="1209" calcext:value-type="float">
            <text:p>1209</text:p>
          </table:table-cell>
          <table:table-cell office:value-type="float" office:value="1958" calcext:value-type="float">
            <text:p>1958</text:p>
          </table:table-cell>
          <table:table-cell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office:value-type="float" office:value="2054" calcext:value-type="float">
            <text:p>2054</text:p>
          </table:table-cell>
          <table:table-cell/>
        </table:table-row>
        <table:table-row table:style-name="ro1">
          <table:table-cell table:formula="of:=[.R11]/[.$Q$1]*100" office:value-type="float" office:value="42.8351309707242" calcext:value-type="float">
            <text:p>42,8351309707242</text:p>
          </table:table-cell>
          <table:table-cell table:formula="of:=[.S11]/[.$Q$1]*100" office:value-type="float" office:value="36.4560862865948" calcext:value-type="float">
            <text:p>36,4560862865948</text:p>
          </table:table-cell>
          <table:table-cell table:formula="of:=[.T11]/[.$Q$1]*100" office:value-type="float" office:value="37.5654853620955" calcext:value-type="float">
            <text:p>37,5654853620955</text:p>
          </table:table-cell>
          <table:table-cell table:formula="of:=[.U11]/[.$Q$1]*100" office:value-type="float" office:value="39.5685670261941" calcext:value-type="float">
            <text:p>39,5685670261941</text:p>
          </table:table-cell>
          <table:table-cell table:formula="of:=[.V11]/[.$Q$1]*100" office:value-type="float" office:value="59.9383667180277" calcext:value-type="float">
            <text:p>59,9383667180277</text:p>
          </table:table-cell>
          <table:table-cell table:formula="of:=[.W11]/[.$Q$1]*100" office:value-type="float" office:value="47.9815100154083" calcext:value-type="float">
            <text:p>47,9815100154083</text:p>
          </table:table-cell>
          <table:table-cell table:formula="of:=[.X11]/[.$Q$1]*100" office:value-type="float" office:value="62.8043143297381" calcext:value-type="float">
            <text:p>62,8043143297381</text:p>
          </table:table-cell>
          <table:table-cell table:formula="of:=[.Y11]/[.$Q$1]*100" office:value-type="float" office:value="75.7473035439137" calcext:value-type="float">
            <text:p>75,7473035439137</text:p>
          </table:table-cell>
          <table:table-cell table:formula="of:=[.Z11]/[.$Q$1]*100" office:value-type="float" office:value="78.3050847457627" calcext:value-type="float">
            <text:p>78,3050847457627</text:p>
          </table:table-cell>
          <table:table-cell table:formula="of:=[.AA11]/[.$Q$1]*100" office:value-type="float" office:value="37.2881355932203" calcext:value-type="float">
            <text:p>37,2881355932203</text:p>
          </table:table-cell>
          <table:table-cell table:formula="of:=[.AB11]/[.$Q$1]*100" office:value-type="float" office:value="60.3697996918336" calcext:value-type="float">
            <text:p>60,3697996918336</text:p>
          </table:table-cell>
          <table:table-cell table:formula="of:=[.AC11]/[.$Q$1]*100" office:value-type="float" office:value="0" calcext:value-type="float">
            <text:p>0</text:p>
          </table:table-cell>
          <table:table-cell table:formula="of:=[.AD11]/[.$Q$1]*100" office:value-type="float" office:value="70.939907550077" calcext:value-type="float">
            <text:p>70,939907550077</text:p>
          </table:table-cell>
          <table:table-cell table:formula="of:=[.AE11]/[.$Q$1]*100" office:value-type="float" office:value="63.3281972265023" calcext:value-type="float">
            <text:p>63,3281972265023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office:value-type="float" office:value="1183" calcext:value-type="float">
            <text:p>1183</text:p>
          </table:table-cell>
          <table:table-cell office:value-type="float" office:value="1219" calcext:value-type="float">
            <text:p>1219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table:formula="of:=[.R12]/[.$Q$1]*100" office:value-type="float" office:value="42.8351309707242" calcext:value-type="float">
            <text:p>42,8351309707242</text:p>
          </table:table-cell>
          <table:table-cell table:formula="of:=[.S12]/[.$Q$1]*100" office:value-type="float" office:value="0" calcext:value-type="float">
            <text:p>0</text:p>
          </table:table-cell>
          <table:table-cell table:formula="of:=[.T12]/[.$Q$1]*100" office:value-type="float" office:value="37.7195685670262" calcext:value-type="float">
            <text:p>37,7195685670262</text:p>
          </table:table-cell>
          <table:table-cell table:formula="of:=[.U12]/[.$Q$1]*100" office:value-type="float" office:value="39.5685670261941" calcext:value-type="float">
            <text:p>39,5685670261941</text:p>
          </table:table-cell>
          <table:table-cell table:formula="of:=[.V12]/[.$Q$1]*100" office:value-type="float" office:value="59.9383667180277" calcext:value-type="float">
            <text:p>59,9383667180277</text:p>
          </table:table-cell>
          <table:table-cell table:formula="of:=[.W12]/[.$Q$1]*100" office:value-type="float" office:value="47.9815100154083" calcext:value-type="float">
            <text:p>47,9815100154083</text:p>
          </table:table-cell>
          <table:table-cell table:formula="of:=[.X12]/[.$Q$1]*100" office:value-type="float" office:value="62.8043143297381" calcext:value-type="float">
            <text:p>62,8043143297381</text:p>
          </table:table-cell>
          <table:table-cell table:formula="of:=[.Y12]/[.$Q$1]*100" office:value-type="float" office:value="75.7473035439137" calcext:value-type="float">
            <text:p>75,7473035439137</text:p>
          </table:table-cell>
          <table:table-cell table:formula="of:=[.Z12]/[.$Q$1]*100" office:value-type="float" office:value="78.3050847457627" calcext:value-type="float">
            <text:p>78,3050847457627</text:p>
          </table:table-cell>
          <table:table-cell table:formula="of:=[.AA12]/[.$Q$1]*100" office:value-type="float" office:value="37.2881355932203" calcext:value-type="float">
            <text:p>37,2881355932203</text:p>
          </table:table-cell>
          <table:table-cell table:formula="of:=[.AB12]/[.$Q$1]*100" office:value-type="float" office:value="60.3697996918336" calcext:value-type="float">
            <text:p>60,3697996918336</text:p>
          </table:table-cell>
          <table:table-cell table:formula="of:=[.AC12]/[.$Q$1]*100" office:value-type="float" office:value="0" calcext:value-type="float">
            <text:p>0</text:p>
          </table:table-cell>
          <table:table-cell table:formula="of:=[.AD12]/[.$Q$1]*100" office:value-type="float" office:value="70.939907550077" calcext:value-type="float">
            <text:p>70,939907550077</text:p>
          </table:table-cell>
          <table:table-cell table:formula="of:=[.AE12]/[.$Q$1]*100" office:value-type="float" office:value="63.3281972265023" calcext:value-type="float">
            <text:p>63,3281972265023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5" calcext:value-type="float">
            <text:p>1945</text:p>
          </table:table-cell>
          <table:table-cell office:value-type="float" office:value="1557" calcext:value-type="float">
            <text:p>1557</text:p>
          </table:table-cell>
          <table:table-cell office:value-type="float" office:value="2038" calcext:value-type="float">
            <text:p>2038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59" calcext:value-type="float">
            <text:p>1959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5" calcext:value-type="float">
            <text:p>2055</text:p>
          </table:table-cell>
          <table:table-cell/>
        </table:table-row>
        <table:table-row table:style-name="ro1">
          <table:table-cell table:formula="of:=[.R13]/[.$Q$1]*100" office:value-type="float" office:value="42.8351309707242" calcext:value-type="float">
            <text:p>42,8351309707242</text:p>
          </table:table-cell>
          <table:table-cell table:formula="of:=[.S13]/[.$Q$1]*100" office:value-type="float" office:value="36.8875192604006" calcext:value-type="float">
            <text:p>36,8875192604006</text:p>
          </table:table-cell>
          <table:table-cell table:formula="of:=[.T13]/[.$Q$1]*100" office:value-type="float" office:value="37.1032357473035" calcext:value-type="float">
            <text:p>37,1032357473035</text:p>
          </table:table-cell>
          <table:table-cell table:formula="of:=[.U13]/[.$Q$1]*100" office:value-type="float" office:value="39.5685670261941" calcext:value-type="float">
            <text:p>39,5685670261941</text:p>
          </table:table-cell>
          <table:table-cell table:formula="of:=[.V13]/[.$Q$1]*100" office:value-type="float" office:value="60" calcext:value-type="float">
            <text:p>60</text:p>
          </table:table-cell>
          <table:table-cell table:formula="of:=[.W13]/[.$Q$1]*100" office:value-type="float" office:value="48.0123266563945" calcext:value-type="float">
            <text:p>48,0123266563945</text:p>
          </table:table-cell>
          <table:table-cell table:formula="of:=[.X13]/[.$Q$1]*100" office:value-type="float" office:value="62.8659476117103" calcext:value-type="float">
            <text:p>62,8659476117103</text:p>
          </table:table-cell>
          <table:table-cell table:formula="of:=[.Y13]/[.$Q$1]*100" office:value-type="float" office:value="75.7473035439137" calcext:value-type="float">
            <text:p>75,7473035439137</text:p>
          </table:table-cell>
          <table:table-cell table:formula="of:=[.Z13]/[.$Q$1]*100" office:value-type="float" office:value="78.3050847457627" calcext:value-type="float">
            <text:p>78,3050847457627</text:p>
          </table:table-cell>
          <table:table-cell table:formula="of:=[.AA13]/[.$Q$1]*100" office:value-type="float" office:value="37.2881355932203" calcext:value-type="float">
            <text:p>37,2881355932203</text:p>
          </table:table-cell>
          <table:table-cell table:formula="of:=[.AB13]/[.$Q$1]*100" office:value-type="float" office:value="60.4314329738059" calcext:value-type="float">
            <text:p>60,4314329738059</text:p>
          </table:table-cell>
          <table:table-cell table:formula="of:=[.AC13]/[.$Q$1]*100" office:value-type="float" office:value="0" calcext:value-type="float">
            <text:p>0</text:p>
          </table:table-cell>
          <table:table-cell table:formula="of:=[.AD13]/[.$Q$1]*100" office:value-type="float" office:value="70.939907550077" calcext:value-type="float">
            <text:p>70,939907550077</text:p>
          </table:table-cell>
          <table:table-cell table:formula="of:=[.AE13]/[.$Q$1]*100" office:value-type="float" office:value="63.3898305084746" calcext:value-type="float">
            <text:p>63,3898305084746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office:value-type="float" office:value="1197" calcext:value-type="float">
            <text:p>1197</text:p>
          </table:table-cell>
          <table:table-cell office:value-type="float" office:value="1204" calcext:value-type="float">
            <text:p>1204</text:p>
          </table:table-cell>
          <table:table-cell office:value-type="float" office:value="1284" calcext:value-type="float">
            <text:p>1284</text:p>
          </table:table-cell>
          <table:table-cell office:value-type="float" office:value="1947" calcext:value-type="float">
            <text:p>1947</text:p>
          </table:table-cell>
          <table:table-cell office:value-type="float" office:value="1558" calcext:value-type="float">
            <text:p>1558</text:p>
          </table:table-cell>
          <table:table-cell office:value-type="float" office:value="2040" calcext:value-type="float">
            <text:p>2040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1" calcext:value-type="float">
            <text:p>1961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57" calcext:value-type="float">
            <text:p>2057</text:p>
          </table:table-cell>
          <table:table-cell/>
        </table:table-row>
        <table:table-row table:style-name="ro1">
          <table:table-cell table:formula="of:=[.R14]/[.$Q$1]*100" office:value-type="float" office:value="42.8659476117103" calcext:value-type="float">
            <text:p>42,8659476117103</text:p>
          </table:table-cell>
          <table:table-cell table:formula="of:=[.S14]/[.$Q$1]*100" office:value-type="float" office:value="0" calcext:value-type="float">
            <text:p>0</text:p>
          </table:table-cell>
          <table:table-cell table:formula="of:=[.T14]/[.$Q$1]*100" office:value-type="float" office:value="37.7195685670262" calcext:value-type="float">
            <text:p>37,7195685670262</text:p>
          </table:table-cell>
          <table:table-cell table:formula="of:=[.U14]/[.$Q$1]*100" office:value-type="float" office:value="39.5685670261941" calcext:value-type="float">
            <text:p>39,5685670261941</text:p>
          </table:table-cell>
          <table:table-cell table:formula="of:=[.V14]/[.$Q$1]*100" office:value-type="float" office:value="60.0616332819723" calcext:value-type="float">
            <text:p>60,0616332819723</text:p>
          </table:table-cell>
          <table:table-cell table:formula="of:=[.W14]/[.$Q$1]*100" office:value-type="float" office:value="48.0431432973806" calcext:value-type="float">
            <text:p>48,0431432973806</text:p>
          </table:table-cell>
          <table:table-cell table:formula="of:=[.X14]/[.$Q$1]*100" office:value-type="float" office:value="62.9583975346687" calcext:value-type="float">
            <text:p>62,9583975346687</text:p>
          </table:table-cell>
          <table:table-cell table:formula="of:=[.Y14]/[.$Q$1]*100" office:value-type="float" office:value="75.7473035439137" calcext:value-type="float">
            <text:p>75,7473035439137</text:p>
          </table:table-cell>
          <table:table-cell table:formula="of:=[.Z14]/[.$Q$1]*100" office:value-type="float" office:value="78.3050847457627" calcext:value-type="float">
            <text:p>78,3050847457627</text:p>
          </table:table-cell>
          <table:table-cell table:formula="of:=[.AA14]/[.$Q$1]*100" office:value-type="float" office:value="37.2881355932203" calcext:value-type="float">
            <text:p>37,2881355932203</text:p>
          </table:table-cell>
          <table:table-cell table:formula="of:=[.AB14]/[.$Q$1]*100" office:value-type="float" office:value="60.4930662557781" calcext:value-type="float">
            <text:p>60,4930662557781</text:p>
          </table:table-cell>
          <table:table-cell table:formula="of:=[.AC14]/[.$Q$1]*100" office:value-type="float" office:value="0" calcext:value-type="float">
            <text:p>0</text:p>
          </table:table-cell>
          <table:table-cell table:formula="of:=[.AD14]/[.$Q$1]*100" office:value-type="float" office:value="70.939907550077" calcext:value-type="float">
            <text:p>70,939907550077</text:p>
          </table:table-cell>
          <table:table-cell table:formula="of:=[.AE14]/[.$Q$1]*100" office:value-type="float" office:value="63.482280431433" calcext:value-type="float">
            <text:p>63,482280431433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 office:value-type="float" office:value="1284" calcext:value-type="float">
            <text:p>1284</text:p>
          </table:table-cell>
          <table:table-cell office:value-type="float" office:value="1949" calcext:value-type="float">
            <text:p>1949</text:p>
          </table:table-cell>
          <table:table-cell office:value-type="float" office:value="1559" calcext:value-type="float">
            <text:p>1559</text:p>
          </table:table-cell>
          <table:table-cell office:value-type="float" office:value="2043" calcext:value-type="float">
            <text:p>2043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0" calcext:value-type="float">
            <text:p>121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0" calcext:value-type="float">
            <text:p>2060</text:p>
          </table:table-cell>
          <table:table-cell/>
        </table:table-row>
        <table:table-row table:style-name="ro1">
          <table:table-cell table:formula="of:=[.R15]/[.$Q$1]*100" office:value-type="float" office:value="42.9275808936826" calcext:value-type="float">
            <text:p>42,9275808936826</text:p>
          </table:table-cell>
          <table:table-cell table:formula="of:=[.S15]/[.$Q$1]*100" office:value-type="float" office:value="0" calcext:value-type="float">
            <text:p>0</text:p>
          </table:table-cell>
          <table:table-cell table:formula="of:=[.T15]/[.$Q$1]*100" office:value-type="float" office:value="39.0138674884438" calcext:value-type="float">
            <text:p>39,0138674884438</text:p>
          </table:table-cell>
          <table:table-cell table:formula="of:=[.U15]/[.$Q$1]*100" office:value-type="float" office:value="39.6302003081664" calcext:value-type="float">
            <text:p>39,6302003081664</text:p>
          </table:table-cell>
          <table:table-cell table:formula="of:=[.V15]/[.$Q$1]*100" office:value-type="float" office:value="60.0924499229584" calcext:value-type="float">
            <text:p>60,0924499229584</text:p>
          </table:table-cell>
          <table:table-cell table:formula="of:=[.W15]/[.$Q$1]*100" office:value-type="float" office:value="48.1047765793529" calcext:value-type="float">
            <text:p>48,1047765793529</text:p>
          </table:table-cell>
          <table:table-cell table:formula="of:=[.X15]/[.$Q$1]*100" office:value-type="float" office:value="62.9892141756549" calcext:value-type="float">
            <text:p>62,9892141756549</text:p>
          </table:table-cell>
          <table:table-cell table:formula="of:=[.Y15]/[.$Q$1]*100" office:value-type="float" office:value="75.7473035439137" calcext:value-type="float">
            <text:p>75,7473035439137</text:p>
          </table:table-cell>
          <table:table-cell table:formula="of:=[.Z15]/[.$Q$1]*100" office:value-type="float" office:value="78.3050847457627" calcext:value-type="float">
            <text:p>78,3050847457627</text:p>
          </table:table-cell>
          <table:table-cell table:formula="of:=[.AA15]/[.$Q$1]*100" office:value-type="float" office:value="37.3497688751926" calcext:value-type="float">
            <text:p>37,3497688751926</text:p>
          </table:table-cell>
          <table:table-cell table:formula="of:=[.AB15]/[.$Q$1]*100" office:value-type="float" office:value="60.5238828967643" calcext:value-type="float">
            <text:p>60,5238828967643</text:p>
          </table:table-cell>
          <table:table-cell table:formula="of:=[.AC15]/[.$Q$1]*100" office:value-type="float" office:value="0" calcext:value-type="float">
            <text:p>0</text:p>
          </table:table-cell>
          <table:table-cell table:formula="of:=[.AD15]/[.$Q$1]*100" office:value-type="float" office:value="70.939907550077" calcext:value-type="float">
            <text:p>70,939907550077</text:p>
          </table:table-cell>
          <table:table-cell table:formula="of:=[.AE15]/[.$Q$1]*100" office:value-type="float" office:value="63.5130970724191" calcext:value-type="float">
            <text:p>63,5130970724191</text:p>
          </table:table-cell>
          <table:table-cell table:number-columns-repeated="3"/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61" calcext:value-type="float">
            <text:p>1561</text:p>
          </table:table-cell>
          <table:table-cell office:value-type="float" office:value="2044" calcext:value-type="float">
            <text:p>2044</text:p>
          </table:table-cell>
          <table:table-cell office:value-type="float" office:value="2458" calcext:value-type="float">
            <text:p>2458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table:formula="of:=[.R16]/[.$Q$1]*100" office:value-type="float" office:value="42.8967642526965" calcext:value-type="float">
            <text:p>42,8967642526965</text:p>
          </table:table-cell>
          <table:table-cell table:formula="of:=[.S16]/[.$Q$1]*100" office:value-type="float" office:value="36.73343605547" calcext:value-type="float">
            <text:p>36,73343605547</text:p>
          </table:table-cell>
          <table:table-cell table:formula="of:=[.T16]/[.$Q$1]*100" office:value-type="float" office:value="37.6271186440678" calcext:value-type="float">
            <text:p>37,6271186440678</text:p>
          </table:table-cell>
          <table:table-cell table:formula="of:=[.U16]/[.$Q$1]*100" office:value-type="float" office:value="39.6302003081664" calcext:value-type="float">
            <text:p>39,6302003081664</text:p>
          </table:table-cell>
          <table:table-cell table:formula="of:=[.V16]/[.$Q$1]*100" office:value-type="float" office:value="60.0924499229584" calcext:value-type="float">
            <text:p>60,0924499229584</text:p>
          </table:table-cell>
          <table:table-cell table:formula="of:=[.W16]/[.$Q$1]*100" office:value-type="float" office:value="48.0431432973806" calcext:value-type="float">
            <text:p>48,0431432973806</text:p>
          </table:table-cell>
          <table:table-cell table:formula="of:=[.X16]/[.$Q$1]*100" office:value-type="float" office:value="62.9892141756549" calcext:value-type="float">
            <text:p>62,9892141756549</text:p>
          </table:table-cell>
          <table:table-cell table:formula="of:=[.Y16]/[.$Q$1]*100" office:value-type="float" office:value="75.808936825886" calcext:value-type="float">
            <text:p>75,808936825886</text:p>
          </table:table-cell>
          <table:table-cell table:formula="of:=[.Z16]/[.$Q$1]*100" office:value-type="float" office:value="78.3050847457627" calcext:value-type="float">
            <text:p>78,3050847457627</text:p>
          </table:table-cell>
          <table:table-cell table:formula="of:=[.AA16]/[.$Q$1]*100" office:value-type="float" office:value="37.3497688751926" calcext:value-type="float">
            <text:p>37,3497688751926</text:p>
          </table:table-cell>
          <table:table-cell table:formula="of:=[.AB16]/[.$Q$1]*100" office:value-type="float" office:value="60.5238828967643" calcext:value-type="float">
            <text:p>60,5238828967643</text:p>
          </table:table-cell>
          <table:table-cell table:formula="of:=[.AC16]/[.$Q$1]*100" office:value-type="float" office:value="0" calcext:value-type="float">
            <text:p>0</text:p>
          </table:table-cell>
          <table:table-cell table:formula="of:=[.AD16]/[.$Q$1]*100" office:value-type="float" office:value="70.9707241910632" calcext:value-type="float">
            <text:p>70,9707241910632</text:p>
          </table:table-cell>
          <table:table-cell table:formula="of:=[.AE16]/[.$Q$1]*100" office:value-type="float" office:value="63.5130970724191" calcext:value-type="float">
            <text:p>63,5130970724191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 office:value-type="float" office:value="1192" calcext:value-type="float">
            <text:p>1192</text:p>
          </table:table-cell>
          <table:table-cell office:value-type="float" office:value="1221" calcext:value-type="float">
            <text:p>1221</text:p>
          </table:table-cell>
          <table:table-cell office:value-type="float" office:value="1286" calcext:value-type="float">
            <text:p>1286</text:p>
          </table:table-cell>
          <table:table-cell office:value-type="float" office:value="1950" calcext:value-type="float">
            <text:p>1950</text:p>
          </table:table-cell>
          <table:table-cell office:value-type="float" office:value="1559" calcext:value-type="float">
            <text:p>1559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1" calcext:value-type="float">
            <text:p>2541</text:p>
          </table:table-cell>
          <table:table-cell office:value-type="float" office:value="1212" calcext:value-type="float">
            <text:p>1212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2303" calcext:value-type="float">
            <text:p>2303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table:formula="of:=[.R17]/[.$Q$1]*100" office:value-type="float" office:value="42.8659476117103" calcext:value-type="float">
            <text:p>42,8659476117103</text:p>
          </table:table-cell>
          <table:table-cell table:formula="of:=[.S17]/[.$Q$1]*100" office:value-type="float" office:value="0" calcext:value-type="float">
            <text:p>0</text:p>
          </table:table-cell>
          <table:table-cell table:formula="of:=[.T17]/[.$Q$1]*100" office:value-type="float" office:value="38.9830508474576" calcext:value-type="float">
            <text:p>38,9830508474576</text:p>
          </table:table-cell>
          <table:table-cell table:formula="of:=[.U17]/[.$Q$1]*100" office:value-type="float" office:value="39.6302003081664" calcext:value-type="float">
            <text:p>39,6302003081664</text:p>
          </table:table-cell>
          <table:table-cell table:formula="of:=[.V17]/[.$Q$1]*100" office:value-type="float" office:value="60.1232665639445" calcext:value-type="float">
            <text:p>60,1232665639445</text:p>
          </table:table-cell>
          <table:table-cell table:formula="of:=[.W17]/[.$Q$1]*100" office:value-type="float" office:value="47.9815100154083" calcext:value-type="float">
            <text:p>47,9815100154083</text:p>
          </table:table-cell>
          <table:table-cell table:formula="of:=[.X17]/[.$Q$1]*100" office:value-type="float" office:value="62.9892141756549" calcext:value-type="float">
            <text:p>62,9892141756549</text:p>
          </table:table-cell>
          <table:table-cell table:formula="of:=[.Y17]/[.$Q$1]*100" office:value-type="float" office:value="75.808936825886" calcext:value-type="float">
            <text:p>75,808936825886</text:p>
          </table:table-cell>
          <table:table-cell table:formula="of:=[.Z17]/[.$Q$1]*100" office:value-type="float" office:value="78.3359013867488" calcext:value-type="float">
            <text:p>78,3359013867488</text:p>
          </table:table-cell>
          <table:table-cell table:formula="of:=[.AA17]/[.$Q$1]*100" office:value-type="float" office:value="37.3497688751926" calcext:value-type="float">
            <text:p>37,3497688751926</text:p>
          </table:table-cell>
          <table:table-cell table:formula="of:=[.AB17]/[.$Q$1]*100" office:value-type="float" office:value="60.5546995377504" calcext:value-type="float">
            <text:p>60,5546995377504</text:p>
          </table:table-cell>
          <table:table-cell table:formula="of:=[.AC17]/[.$Q$1]*100" office:value-type="float" office:value="0" calcext:value-type="float">
            <text:p>0</text:p>
          </table:table-cell>
          <table:table-cell table:formula="of:=[.AD17]/[.$Q$1]*100" office:value-type="float" office:value="71.0015408320493" calcext:value-type="float">
            <text:p>71,0015408320493</text:p>
          </table:table-cell>
          <table:table-cell table:formula="of:=[.AE17]/[.$Q$1]*100" office:value-type="float" office:value="63.5130970724191" calcext:value-type="float">
            <text:p>63,5130970724191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1" calcext:value-type="float">
            <text:p>1951</text:p>
          </table:table-cell>
          <table:table-cell office:value-type="float" office:value="1557" calcext:value-type="float">
            <text:p>1557</text:p>
          </table:table-cell>
          <table:table-cell office:value-type="float" office:value="2044" calcext:value-type="float">
            <text:p>2044</text:p>
          </table:table-cell>
          <table:table-cell office:value-type="float" office:value="2460" calcext:value-type="float">
            <text:p>2460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1" calcext:value-type="float">
            <text:p>2061</text:p>
          </table:table-cell>
          <table:table-cell/>
        </table:table-row>
        <table:table-row table:style-name="ro1">
          <table:table-cell table:formula="of:=[.R18]/[.$Q$1]*100" office:value-type="float" office:value="42.8351309707242" calcext:value-type="float">
            <text:p>42,8351309707242</text:p>
          </table:table-cell>
          <table:table-cell table:formula="of:=[.S18]/[.$Q$1]*100" office:value-type="float" office:value="0" calcext:value-type="float">
            <text:p>0</text:p>
          </table:table-cell>
          <table:table-cell table:formula="of:=[.T18]/[.$Q$1]*100" office:value-type="float" office:value="38.9830508474576" calcext:value-type="float">
            <text:p>38,9830508474576</text:p>
          </table:table-cell>
          <table:table-cell table:formula="of:=[.U18]/[.$Q$1]*100" office:value-type="float" office:value="39.6302003081664" calcext:value-type="float">
            <text:p>39,6302003081664</text:p>
          </table:table-cell>
          <table:table-cell table:formula="of:=[.V18]/[.$Q$1]*100" office:value-type="float" office:value="60.1848998459168" calcext:value-type="float">
            <text:p>60,1848998459168</text:p>
          </table:table-cell>
          <table:table-cell table:formula="of:=[.W18]/[.$Q$1]*100" office:value-type="float" office:value="47.9506933744222" calcext:value-type="float">
            <text:p>47,9506933744222</text:p>
          </table:table-cell>
          <table:table-cell table:formula="of:=[.X18]/[.$Q$1]*100" office:value-type="float" office:value="63.0816640986133" calcext:value-type="float">
            <text:p>63,0816640986133</text:p>
          </table:table-cell>
          <table:table-cell table:formula="of:=[.Y18]/[.$Q$1]*100" office:value-type="float" office:value="75.8397534668721" calcext:value-type="float">
            <text:p>75,8397534668721</text:p>
          </table:table-cell>
          <table:table-cell table:formula="of:=[.Z18]/[.$Q$1]*100" office:value-type="float" office:value="78.3359013867488" calcext:value-type="float">
            <text:p>78,3359013867488</text:p>
          </table:table-cell>
          <table:table-cell table:formula="of:=[.AA18]/[.$Q$1]*100" office:value-type="float" office:value="37.3189522342065" calcext:value-type="float">
            <text:p>37,3189522342065</text:p>
          </table:table-cell>
          <table:table-cell table:formula="of:=[.AB18]/[.$Q$1]*100" office:value-type="float" office:value="60.6163328197227" calcext:value-type="float">
            <text:p>60,6163328197227</text:p>
          </table:table-cell>
          <table:table-cell table:formula="of:=[.AC18]/[.$Q$1]*100" office:value-type="float" office:value="0" calcext:value-type="float">
            <text:p>0</text:p>
          </table:table-cell>
          <table:table-cell table:formula="of:=[.AD18]/[.$Q$1]*100" office:value-type="float" office:value="71.0015408320493" calcext:value-type="float">
            <text:p>71,0015408320493</text:p>
          </table:table-cell>
          <table:table-cell table:formula="of:=[.AE18]/[.$Q$1]*100" office:value-type="float" office:value="63.6055469953775" calcext:value-type="float">
            <text:p>63,6055469953775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4" calcext:value-type="float">
            <text:p>2064</text:p>
          </table:table-cell>
          <table:table-cell/>
        </table:table-row>
        <table:table-row table:style-name="ro1">
          <table:table-cell table:formula="of:=[.R19]/[.$Q$1]*100" office:value-type="float" office:value="42.8351309707242" calcext:value-type="float">
            <text:p>42,8351309707242</text:p>
          </table:table-cell>
          <table:table-cell table:formula="of:=[.S19]/[.$Q$1]*100" office:value-type="float" office:value="0" calcext:value-type="float">
            <text:p>0</text:p>
          </table:table-cell>
          <table:table-cell table:formula="of:=[.T19]/[.$Q$1]*100" office:value-type="float" office:value="38.5516178736518" calcext:value-type="float">
            <text:p>38,5516178736518</text:p>
          </table:table-cell>
          <table:table-cell table:formula="of:=[.U19]/[.$Q$1]*100" office:value-type="float" office:value="39.6302003081664" calcext:value-type="float">
            <text:p>39,6302003081664</text:p>
          </table:table-cell>
          <table:table-cell table:formula="of:=[.V19]/[.$Q$1]*100" office:value-type="float" office:value="60.1848998459168" calcext:value-type="float">
            <text:p>60,1848998459168</text:p>
          </table:table-cell>
          <table:table-cell table:formula="of:=[.W19]/[.$Q$1]*100" office:value-type="float" office:value="47.9506933744222" calcext:value-type="float">
            <text:p>47,9506933744222</text:p>
          </table:table-cell>
          <table:table-cell table:formula="of:=[.X19]/[.$Q$1]*100" office:value-type="float" office:value="63.0816640986133" calcext:value-type="float">
            <text:p>63,0816640986133</text:p>
          </table:table-cell>
          <table:table-cell table:formula="of:=[.Y19]/[.$Q$1]*100" office:value-type="float" office:value="75.8397534668721" calcext:value-type="float">
            <text:p>75,8397534668721</text:p>
          </table:table-cell>
          <table:table-cell table:formula="of:=[.Z19]/[.$Q$1]*100" office:value-type="float" office:value="78.3359013867488" calcext:value-type="float">
            <text:p>78,3359013867488</text:p>
          </table:table-cell>
          <table:table-cell table:formula="of:=[.AA19]/[.$Q$1]*100" office:value-type="float" office:value="37.3189522342065" calcext:value-type="float">
            <text:p>37,3189522342065</text:p>
          </table:table-cell>
          <table:table-cell table:formula="of:=[.AB19]/[.$Q$1]*100" office:value-type="float" office:value="60.6163328197227" calcext:value-type="float">
            <text:p>60,6163328197227</text:p>
          </table:table-cell>
          <table:table-cell table:formula="of:=[.AC19]/[.$Q$1]*100" office:value-type="float" office:value="0" calcext:value-type="float">
            <text:p>0</text:p>
          </table:table-cell>
          <table:table-cell table:formula="of:=[.AD19]/[.$Q$1]*100" office:value-type="float" office:value="71.0015408320493" calcext:value-type="float">
            <text:p>71,0015408320493</text:p>
          </table:table-cell>
          <table:table-cell table:formula="of:=[.AE19]/[.$Q$1]*100" office:value-type="float" office:value="63.6363636363636" calcext:value-type="float">
            <text:p>63,6363636363636</text:p>
          </table:table-cell>
          <table:table-cell table:number-columns-repeated="3"/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 office:value-type="float" office:value="1286" calcext:value-type="float">
            <text:p>1286</text:p>
          </table:table-cell>
          <table:table-cell office:value-type="float" office:value="1953" calcext:value-type="float">
            <text:p>1953</text:p>
          </table:table-cell>
          <table:table-cell office:value-type="float" office:value="1556" calcext:value-type="float">
            <text:p>1556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 table:formula="of:=[.R20]/[.$Q$1]*100" office:value-type="float" office:value="42.8967642526965" calcext:value-type="float">
            <text:p>42,8967642526965</text:p>
          </table:table-cell>
          <table:table-cell table:formula="of:=[.S20]/[.$Q$1]*100" office:value-type="float" office:value="0" calcext:value-type="float">
            <text:p>0</text:p>
          </table:table-cell>
          <table:table-cell table:formula="of:=[.T20]/[.$Q$1]*100" office:value-type="float" office:value="38.8597842835131" calcext:value-type="float">
            <text:p>38,8597842835131</text:p>
          </table:table-cell>
          <table:table-cell table:formula="of:=[.U20]/[.$Q$1]*100" office:value-type="float" office:value="39.6610169491525" calcext:value-type="float">
            <text:p>39,6610169491525</text:p>
          </table:table-cell>
          <table:table-cell table:formula="of:=[.V20]/[.$Q$1]*100" office:value-type="float" office:value="60.1848998459168" calcext:value-type="float">
            <text:p>60,1848998459168</text:p>
          </table:table-cell>
          <table:table-cell table:formula="of:=[.W20]/[.$Q$1]*100" office:value-type="float" office:value="48.0123266563945" calcext:value-type="float">
            <text:p>48,0123266563945</text:p>
          </table:table-cell>
          <table:table-cell table:formula="of:=[.X20]/[.$Q$1]*100" office:value-type="float" office:value="63.0816640986133" calcext:value-type="float">
            <text:p>63,0816640986133</text:p>
          </table:table-cell>
          <table:table-cell table:formula="of:=[.Y20]/[.$Q$1]*100" office:value-type="float" office:value="75.8397534668721" calcext:value-type="float">
            <text:p>75,8397534668721</text:p>
          </table:table-cell>
          <table:table-cell table:formula="of:=[.Z20]/[.$Q$1]*100" office:value-type="float" office:value="78.3359013867488" calcext:value-type="float">
            <text:p>78,3359013867488</text:p>
          </table:table-cell>
          <table:table-cell table:formula="of:=[.AA20]/[.$Q$1]*100" office:value-type="float" office:value="37.3497688751926" calcext:value-type="float">
            <text:p>37,3497688751926</text:p>
          </table:table-cell>
          <table:table-cell table:formula="of:=[.AB20]/[.$Q$1]*100" office:value-type="float" office:value="60.6163328197227" calcext:value-type="float">
            <text:p>60,6163328197227</text:p>
          </table:table-cell>
          <table:table-cell table:formula="of:=[.AC20]/[.$Q$1]*100" office:value-type="float" office:value="0" calcext:value-type="float">
            <text:p>0</text:p>
          </table:table-cell>
          <table:table-cell table:formula="of:=[.AD20]/[.$Q$1]*100" office:value-type="float" office:value="71.0015408320493" calcext:value-type="float">
            <text:p>71,0015408320493</text:p>
          </table:table-cell>
          <table:table-cell table:formula="of:=[.AE20]/[.$Q$1]*100" office:value-type="float" office:value="63.6363636363636" calcext:value-type="float">
            <text:p>63,6363636363636</text:p>
          </table:table-cell>
          <table:table-cell table:number-columns-repeated="3"/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 office:value-type="float" office:value="1287" calcext:value-type="float">
            <text:p>1287</text:p>
          </table:table-cell>
          <table:table-cell office:value-type="float" office:value="1953" calcext:value-type="float">
            <text:p>1953</text:p>
          </table:table-cell>
          <table:table-cell office:value-type="float" office:value="1558" calcext:value-type="float">
            <text:p>1558</text:p>
          </table:table-cell>
          <table:table-cell office:value-type="float" office:value="2047" calcext:value-type="float">
            <text:p>2047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2" calcext:value-type="float">
            <text:p>1212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5" calcext:value-type="float">
            <text:p>2065</text:p>
          </table:table-cell>
          <table:table-cell/>
        </table:table-row>
        <table:table-row table:style-name="ro1">
          <table:table-cell table:formula="of:=[.R21]/[.$Q$1]*100" office:value-type="float" office:value="42.8659476117103" calcext:value-type="float">
            <text:p>42,8659476117103</text:p>
          </table:table-cell>
          <table:table-cell table:formula="of:=[.S21]/[.$Q$1]*100" office:value-type="float" office:value="0" calcext:value-type="float">
            <text:p>0</text:p>
          </table:table-cell>
          <table:table-cell table:formula="of:=[.T21]/[.$Q$1]*100" office:value-type="float" office:value="38.151001540832" calcext:value-type="float">
            <text:p>38,151001540832</text:p>
          </table:table-cell>
          <table:table-cell table:formula="of:=[.U21]/[.$Q$1]*100" office:value-type="float" office:value="39.6302003081664" calcext:value-type="float">
            <text:p>39,6302003081664</text:p>
          </table:table-cell>
          <table:table-cell table:formula="of:=[.V21]/[.$Q$1]*100" office:value-type="float" office:value="60.2465331278891" calcext:value-type="float">
            <text:p>60,2465331278891</text:p>
          </table:table-cell>
          <table:table-cell table:formula="of:=[.W21]/[.$Q$1]*100" office:value-type="float" office:value="47.9506933744222" calcext:value-type="float">
            <text:p>47,9506933744222</text:p>
          </table:table-cell>
          <table:table-cell table:formula="of:=[.X21]/[.$Q$1]*100" office:value-type="float" office:value="63.1432973805855" calcext:value-type="float">
            <text:p>63,1432973805855</text:p>
          </table:table-cell>
          <table:table-cell table:formula="of:=[.Y21]/[.$Q$1]*100" office:value-type="float" office:value="75.8397534668721" calcext:value-type="float">
            <text:p>75,8397534668721</text:p>
          </table:table-cell>
          <table:table-cell table:formula="of:=[.Z21]/[.$Q$1]*100" office:value-type="float" office:value="78.3359013867488" calcext:value-type="float">
            <text:p>78,3359013867488</text:p>
          </table:table-cell>
          <table:table-cell table:formula="of:=[.AA21]/[.$Q$1]*100" office:value-type="float" office:value="37.3189522342065" calcext:value-type="float">
            <text:p>37,3189522342065</text:p>
          </table:table-cell>
          <table:table-cell table:formula="of:=[.AB21]/[.$Q$1]*100" office:value-type="float" office:value="60.6779661016949" calcext:value-type="float">
            <text:p>60,6779661016949</text:p>
          </table:table-cell>
          <table:table-cell table:formula="of:=[.AC21]/[.$Q$1]*100" office:value-type="float" office:value="0" calcext:value-type="float">
            <text:p>0</text:p>
          </table:table-cell>
          <table:table-cell table:formula="of:=[.AD21]/[.$Q$1]*100" office:value-type="float" office:value="71.0015408320493" calcext:value-type="float">
            <text:p>71,0015408320493</text:p>
          </table:table-cell>
          <table:table-cell table:formula="of:=[.AE21]/[.$Q$1]*100" office:value-type="float" office:value="63.6979969183359" calcext:value-type="float">
            <text:p>63,6979969183359</text:p>
          </table:table-cell>
          <table:table-cell table:number-columns-repeated="3"/>
          <table:table-cell office:value-type="float" office:value="1391" calcext:value-type="float">
            <text:p>1391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1286" calcext:value-type="float">
            <text:p>1286</text:p>
          </table:table-cell>
          <table:table-cell office:value-type="float" office:value="1955" calcext:value-type="float">
            <text:p>1955</text:p>
          </table:table-cell>
          <table:table-cell office:value-type="float" office:value="1556" calcext:value-type="float">
            <text:p>1556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1" calcext:value-type="float">
            <text:p>1211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formula="of:=[.R22]/[.$Q$1]*100" office:value-type="float" office:value="42.8043143297381" calcext:value-type="float">
            <text:p>42,8043143297381</text:p>
          </table:table-cell>
          <table:table-cell table:formula="of:=[.S22]/[.$Q$1]*100" office:value-type="float" office:value="36.3944530046225" calcext:value-type="float">
            <text:p>36,3944530046225</text:p>
          </table:table-cell>
          <table:table-cell table:formula="of:=[.T22]/[.$Q$1]*100" office:value-type="float" office:value="37.6887519260401" calcext:value-type="float">
            <text:p>37,6887519260401</text:p>
          </table:table-cell>
          <table:table-cell table:formula="of:=[.U22]/[.$Q$1]*100" office:value-type="float" office:value="39.5993836671803" calcext:value-type="float">
            <text:p>39,5993836671803</text:p>
          </table:table-cell>
          <table:table-cell table:formula="of:=[.V22]/[.$Q$1]*100" office:value-type="float" office:value="60.2465331278891" calcext:value-type="float">
            <text:p>60,2465331278891</text:p>
          </table:table-cell>
          <table:table-cell table:formula="of:=[.W22]/[.$Q$1]*100" office:value-type="float" office:value="47.8582434514638" calcext:value-type="float">
            <text:p>47,8582434514638</text:p>
          </table:table-cell>
          <table:table-cell table:formula="of:=[.X22]/[.$Q$1]*100" office:value-type="float" office:value="63.1432973805855" calcext:value-type="float">
            <text:p>63,1432973805855</text:p>
          </table:table-cell>
          <table:table-cell table:formula="of:=[.Y22]/[.$Q$1]*100" office:value-type="float" office:value="75.8397534668721" calcext:value-type="float">
            <text:p>75,8397534668721</text:p>
          </table:table-cell>
          <table:table-cell table:formula="of:=[.Z22]/[.$Q$1]*100" office:value-type="float" office:value="78.3359013867488" calcext:value-type="float">
            <text:p>78,3359013867488</text:p>
          </table:table-cell>
          <table:table-cell table:formula="of:=[.AA22]/[.$Q$1]*100" office:value-type="float" office:value="37.2881355932203" calcext:value-type="float">
            <text:p>37,2881355932203</text:p>
          </table:table-cell>
          <table:table-cell table:formula="of:=[.AB22]/[.$Q$1]*100" office:value-type="float" office:value="60.6779661016949" calcext:value-type="float">
            <text:p>60,6779661016949</text:p>
          </table:table-cell>
          <table:table-cell table:formula="of:=[.AC22]/[.$Q$1]*100" office:value-type="float" office:value="0" calcext:value-type="float">
            <text:p>0</text:p>
          </table:table-cell>
          <table:table-cell table:formula="of:=[.AD22]/[.$Q$1]*100" office:value-type="float" office:value="71.0015408320493" calcext:value-type="float">
            <text:p>71,0015408320493</text:p>
          </table:table-cell>
          <table:table-cell table:formula="of:=[.AE22]/[.$Q$1]*100" office:value-type="float" office:value="63.6979969183359" calcext:value-type="float">
            <text:p>63,6979969183359</text:p>
          </table:table-cell>
          <table:table-cell table:number-columns-repeated="3"/>
          <table:table-cell office:value-type="float" office:value="1389" calcext:value-type="float">
            <text:p>1389</text:p>
          </table:table-cell>
          <table:table-cell office:value-type="float" office:value="1181" calcext:value-type="float">
            <text:p>1181</text:p>
          </table:table-cell>
          <table:table-cell office:value-type="float" office:value="1223" calcext:value-type="float">
            <text:p>1223</text:p>
          </table:table-cell>
          <table:table-cell office:value-type="float" office:value="1285" calcext:value-type="float">
            <text:p>1285</text:p>
          </table:table-cell>
          <table:table-cell office:value-type="float" office:value="1955" calcext:value-type="float">
            <text:p>1955</text:p>
          </table:table-cell>
          <table:table-cell office:value-type="float" office:value="1553" calcext:value-type="float">
            <text:p>1553</text:p>
          </table:table-cell>
          <table:table-cell office:value-type="float" office:value="2049" calcext:value-type="float">
            <text:p>2049</text:p>
          </table:table-cell>
          <table:table-cell office:value-type="float" office:value="2461" calcext:value-type="float">
            <text:p>2461</text:p>
          </table:table-cell>
          <table:table-cell office:value-type="float" office:value="2542" calcext:value-type="float">
            <text:p>2542</text:p>
          </table:table-cell>
          <table:table-cell office:value-type="float" office:value="1210" calcext:value-type="float">
            <text:p>121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2304" calcext:value-type="float">
            <text:p>2304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formula="of:=[.R23]/[.$Q$1]*100" office:value-type="float" office:value="42.7426810477658" calcext:value-type="float">
            <text:p>42,7426810477658</text:p>
          </table:table-cell>
          <table:table-cell table:formula="of:=[.S23]/[.$Q$1]*100" office:value-type="float" office:value="0" calcext:value-type="float">
            <text:p>0</text:p>
          </table:table-cell>
          <table:table-cell table:formula="of:=[.T23]/[.$Q$1]*100" office:value-type="float" office:value="37.9969183359014" calcext:value-type="float">
            <text:p>37,9969183359014</text:p>
          </table:table-cell>
          <table:table-cell table:formula="of:=[.U23]/[.$Q$1]*100" office:value-type="float" office:value="39.5685670261941" calcext:value-type="float">
            <text:p>39,5685670261941</text:p>
          </table:table-cell>
          <table:table-cell table:formula="of:=[.V23]/[.$Q$1]*100" office:value-type="float" office:value="60.2773497688752" calcext:value-type="float">
            <text:p>60,2773497688752</text:p>
          </table:table-cell>
          <table:table-cell table:formula="of:=[.W23]/[.$Q$1]*100" office:value-type="float" office:value="47.7966101694915" calcext:value-type="float">
            <text:p>47,7966101694915</text:p>
          </table:table-cell>
          <table:table-cell table:formula="of:=[.X23]/[.$Q$1]*100" office:value-type="float" office:value="63.1432973805855" calcext:value-type="float">
            <text:p>63,1432973805855</text:p>
          </table:table-cell>
          <table:table-cell table:formula="of:=[.Y23]/[.$Q$1]*100" office:value-type="float" office:value="75.8705701078582" calcext:value-type="float">
            <text:p>75,8705701078582</text:p>
          </table:table-cell>
          <table:table-cell table:formula="of:=[.Z23]/[.$Q$1]*100" office:value-type="float" office:value="78.366718027735" calcext:value-type="float">
            <text:p>78,366718027735</text:p>
          </table:table-cell>
          <table:table-cell table:formula="of:=[.AA23]/[.$Q$1]*100" office:value-type="float" office:value="37.2573189522342" calcext:value-type="float">
            <text:p>37,2573189522342</text:p>
          </table:table-cell>
          <table:table-cell table:formula="of:=[.AB23]/[.$Q$1]*100" office:value-type="float" office:value="60.708782742681" calcext:value-type="float">
            <text:p>60,708782742681</text:p>
          </table:table-cell>
          <table:table-cell table:formula="of:=[.AC23]/[.$Q$1]*100" office:value-type="float" office:value="0" calcext:value-type="float">
            <text:p>0</text:p>
          </table:table-cell>
          <table:table-cell table:formula="of:=[.AD23]/[.$Q$1]*100" office:value-type="float" office:value="71.0631741140216" calcext:value-type="float">
            <text:p>71,0631741140216</text:p>
          </table:table-cell>
          <table:table-cell table:formula="of:=[.AE23]/[.$Q$1]*100" office:value-type="float" office:value="63.6979969183359" calcext:value-type="float">
            <text:p>63,6979969183359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formula="of:=[.R24]/[.$Q$1]*100" office:value-type="float" office:value="42.7426810477658" calcext:value-type="float">
            <text:p>42,7426810477658</text:p>
          </table:table-cell>
          <table:table-cell table:formula="of:=[.S24]/[.$Q$1]*100" office:value-type="float" office:value="0" calcext:value-type="float">
            <text:p>0</text:p>
          </table:table-cell>
          <table:table-cell table:formula="of:=[.T24]/[.$Q$1]*100" office:value-type="float" office:value="37.8120184899846" calcext:value-type="float">
            <text:p>37,8120184899846</text:p>
          </table:table-cell>
          <table:table-cell table:formula="of:=[.U24]/[.$Q$1]*100" office:value-type="float" office:value="39.5685670261941" calcext:value-type="float">
            <text:p>39,5685670261941</text:p>
          </table:table-cell>
          <table:table-cell table:formula="of:=[.V24]/[.$Q$1]*100" office:value-type="float" office:value="60.2773497688752" calcext:value-type="float">
            <text:p>60,2773497688752</text:p>
          </table:table-cell>
          <table:table-cell table:formula="of:=[.W24]/[.$Q$1]*100" office:value-type="float" office:value="47.7966101694915" calcext:value-type="float">
            <text:p>47,7966101694915</text:p>
          </table:table-cell>
          <table:table-cell table:formula="of:=[.X24]/[.$Q$1]*100" office:value-type="float" office:value="63.1432973805855" calcext:value-type="float">
            <text:p>63,1432973805855</text:p>
          </table:table-cell>
          <table:table-cell table:formula="of:=[.Y24]/[.$Q$1]*100" office:value-type="float" office:value="75.8705701078582" calcext:value-type="float">
            <text:p>75,8705701078582</text:p>
          </table:table-cell>
          <table:table-cell table:formula="of:=[.Z24]/[.$Q$1]*100" office:value-type="float" office:value="78.366718027735" calcext:value-type="float">
            <text:p>78,366718027735</text:p>
          </table:table-cell>
          <table:table-cell table:formula="of:=[.AA24]/[.$Q$1]*100" office:value-type="float" office:value="37.2573189522342" calcext:value-type="float">
            <text:p>37,2573189522342</text:p>
          </table:table-cell>
          <table:table-cell table:formula="of:=[.AB24]/[.$Q$1]*100" office:value-type="float" office:value="60.708782742681" calcext:value-type="float">
            <text:p>60,708782742681</text:p>
          </table:table-cell>
          <table:table-cell table:formula="of:=[.AC24]/[.$Q$1]*100" office:value-type="float" office:value="0" calcext:value-type="float">
            <text:p>0</text:p>
          </table:table-cell>
          <table:table-cell table:formula="of:=[.AD24]/[.$Q$1]*100" office:value-type="float" office:value="71.0631741140216" calcext:value-type="float">
            <text:p>71,0631741140216</text:p>
          </table:table-cell>
          <table:table-cell table:formula="of:=[.AE24]/[.$Q$1]*100" office:value-type="float" office:value="63.6979969183359" calcext:value-type="float">
            <text:p>63,6979969183359</text:p>
          </table:table-cell>
          <table:table-cell table:number-columns-repeated="3"/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 office:value-type="float" office:value="1284" calcext:value-type="float">
            <text:p>1284</text:p>
          </table:table-cell>
          <table:table-cell office:value-type="float" office:value="1956" calcext:value-type="float">
            <text:p>1956</text:p>
          </table:table-cell>
          <table:table-cell office:value-type="float" office:value="1551" calcext:value-type="float">
            <text:p>1551</text:p>
          </table:table-cell>
          <table:table-cell office:value-type="float" office:value="2049" calcext:value-type="float">
            <text:p>2049</text:p>
          </table:table-cell>
          <table:table-cell office:value-type="float" office:value="2462" calcext:value-type="float">
            <text:p>2462</text:p>
          </table:table-cell>
          <table:table-cell office:value-type="float" office:value="2543" calcext:value-type="float">
            <text:p>2543</text:p>
          </table:table-cell>
          <table:table-cell office:value-type="float" office:value="1209" calcext:value-type="float">
            <text:p>1209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7" calcext:value-type="float">
            <text:p>2067</text:p>
          </table:table-cell>
          <table:table-cell/>
        </table:table-row>
        <table:table-row table:style-name="ro1">
          <table:table-cell table:formula="of:=[.R25]/[.$Q$1]*100" office:value-type="float" office:value="42.7118644067797" calcext:value-type="float">
            <text:p>42,7118644067797</text:p>
          </table:table-cell>
          <table:table-cell table:formula="of:=[.S25]/[.$Q$1]*100" office:value-type="float" office:value="0" calcext:value-type="float">
            <text:p>0</text:p>
          </table:table-cell>
          <table:table-cell table:formula="of:=[.T25]/[.$Q$1]*100" office:value-type="float" office:value="38.0893682588598" calcext:value-type="float">
            <text:p>38,0893682588598</text:p>
          </table:table-cell>
          <table:table-cell table:formula="of:=[.U25]/[.$Q$1]*100" office:value-type="float" office:value="39.537750385208" calcext:value-type="float">
            <text:p>39,537750385208</text:p>
          </table:table-cell>
          <table:table-cell table:formula="of:=[.V25]/[.$Q$1]*100" office:value-type="float" office:value="60.3081664098613" calcext:value-type="float">
            <text:p>60,3081664098613</text:p>
          </table:table-cell>
          <table:table-cell table:formula="of:=[.W25]/[.$Q$1]*100" office:value-type="float" office:value="47.7657935285054" calcext:value-type="float">
            <text:p>47,7657935285054</text:p>
          </table:table-cell>
          <table:table-cell table:formula="of:=[.X25]/[.$Q$1]*100" office:value-type="float" office:value="63.1741140215716" calcext:value-type="float">
            <text:p>63,1741140215716</text:p>
          </table:table-cell>
          <table:table-cell table:formula="of:=[.Y25]/[.$Q$1]*100" office:value-type="float" office:value="75.9013867488444" calcext:value-type="float">
            <text:p>75,9013867488444</text:p>
          </table:table-cell>
          <table:table-cell table:formula="of:=[.Z25]/[.$Q$1]*100" office:value-type="float" office:value="78.366718027735" calcext:value-type="float">
            <text:p>78,366718027735</text:p>
          </table:table-cell>
          <table:table-cell table:formula="of:=[.AA25]/[.$Q$1]*100" office:value-type="float" office:value="37.2265023112481" calcext:value-type="float">
            <text:p>37,2265023112481</text:p>
          </table:table-cell>
          <table:table-cell table:formula="of:=[.AB25]/[.$Q$1]*100" office:value-type="float" office:value="60.7395993836672" calcext:value-type="float">
            <text:p>60,7395993836672</text:p>
          </table:table-cell>
          <table:table-cell table:formula="of:=[.AC25]/[.$Q$1]*100" office:value-type="float" office:value="0" calcext:value-type="float">
            <text:p>0</text:p>
          </table:table-cell>
          <table:table-cell table:formula="of:=[.AD25]/[.$Q$1]*100" office:value-type="float" office:value="71.0939907550077" calcext:value-type="float">
            <text:p>71,0939907550077</text:p>
          </table:table-cell>
          <table:table-cell table:formula="of:=[.AE25]/[.$Q$1]*100" office:value-type="float" office:value="63.728813559322" calcext:value-type="float">
            <text:p>63,728813559322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 office:value-type="float" office:value="1283" calcext:value-type="float">
            <text:p>1283</text:p>
          </table:table-cell>
          <table:table-cell office:value-type="float" office:value="1957" calcext:value-type="float">
            <text:p>1957</text:p>
          </table:table-cell>
          <table:table-cell office:value-type="float" office:value="1550" calcext:value-type="float">
            <text:p>1550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8" calcext:value-type="float">
            <text:p>1208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table:formula="of:=[.R26]/[.$Q$1]*100" office:value-type="float" office:value="42.6194144838213" calcext:value-type="float">
            <text:p>42,6194144838213</text:p>
          </table:table-cell>
          <table:table-cell table:formula="of:=[.S26]/[.$Q$1]*100" office:value-type="float" office:value="36.5485362095532" calcext:value-type="float">
            <text:p>36,5485362095532</text:p>
          </table:table-cell>
          <table:table-cell table:formula="of:=[.T26]/[.$Q$1]*100" office:value-type="float" office:value="37.5038520801233" calcext:value-type="float">
            <text:p>37,5038520801233</text:p>
          </table:table-cell>
          <table:table-cell table:formula="of:=[.U26]/[.$Q$1]*100" office:value-type="float" office:value="39.4453004622496" calcext:value-type="float">
            <text:p>39,4453004622496</text:p>
          </table:table-cell>
          <table:table-cell table:formula="of:=[.V26]/[.$Q$1]*100" office:value-type="float" office:value="60.3081664098613" calcext:value-type="float">
            <text:p>60,3081664098613</text:p>
          </table:table-cell>
          <table:table-cell table:formula="of:=[.W26]/[.$Q$1]*100" office:value-type="float" office:value="47.673343605547" calcext:value-type="float">
            <text:p>47,673343605547</text:p>
          </table:table-cell>
          <table:table-cell table:formula="of:=[.X26]/[.$Q$1]*100" office:value-type="float" office:value="63.1741140215716" calcext:value-type="float">
            <text:p>63,1741140215716</text:p>
          </table:table-cell>
          <table:table-cell table:formula="of:=[.Y26]/[.$Q$1]*100" office:value-type="float" office:value="75.9013867488444" calcext:value-type="float">
            <text:p>75,9013867488444</text:p>
          </table:table-cell>
          <table:table-cell table:formula="of:=[.Z26]/[.$Q$1]*100" office:value-type="float" office:value="78.366718027735" calcext:value-type="float">
            <text:p>78,366718027735</text:p>
          </table:table-cell>
          <table:table-cell table:formula="of:=[.AA26]/[.$Q$1]*100" office:value-type="float" office:value="37.1340523882897" calcext:value-type="float">
            <text:p>37,1340523882897</text:p>
          </table:table-cell>
          <table:table-cell table:formula="of:=[.AB26]/[.$Q$1]*100" office:value-type="float" office:value="60.7395993836672" calcext:value-type="float">
            <text:p>60,7395993836672</text:p>
          </table:table-cell>
          <table:table-cell table:formula="of:=[.AC26]/[.$Q$1]*100" office:value-type="float" office:value="0" calcext:value-type="float">
            <text:p>0</text:p>
          </table:table-cell>
          <table:table-cell table:formula="of:=[.AD26]/[.$Q$1]*100" office:value-type="float" office:value="71.0939907550077" calcext:value-type="float">
            <text:p>71,0939907550077</text:p>
          </table:table-cell>
          <table:table-cell table:formula="of:=[.AE26]/[.$Q$1]*100" office:value-type="float" office:value="63.728813559322" calcext:value-type="float">
            <text:p>63,728813559322</text:p>
          </table:table-cell>
          <table:table-cell table:number-columns-repeated="3"/>
          <table:table-cell office:value-type="float" office:value="1383" calcext:value-type="float">
            <text:p>1383</text:p>
          </table:table-cell>
          <table:table-cell office:value-type="float" office:value="1186" calcext:value-type="float">
            <text:p>1186</text:p>
          </table:table-cell>
          <table:table-cell office:value-type="float" office:value="1217" calcext:value-type="float">
            <text:p>1217</text:p>
          </table:table-cell>
          <table:table-cell office:value-type="float" office:value="1280" calcext:value-type="float">
            <text:p>1280</text:p>
          </table:table-cell>
          <table:table-cell office:value-type="float" office:value="1957" calcext:value-type="float">
            <text:p>1957</text:p>
          </table:table-cell>
          <table:table-cell office:value-type="float" office:value="1547" calcext:value-type="float">
            <text:p>1547</text:p>
          </table:table-cell>
          <table:table-cell office:value-type="float" office:value="2050" calcext:value-type="float">
            <text:p>2050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5" calcext:value-type="float">
            <text:p>1205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8" calcext:value-type="float">
            <text:p>2068</text:p>
          </table:table-cell>
          <table:table-cell/>
        </table:table-row>
        <table:table-row table:style-name="ro1">
          <table:table-cell table:formula="of:=[.R27]/[.$Q$1]*100" office:value-type="float" office:value="42.5885978428351" calcext:value-type="float">
            <text:p>42,5885978428351</text:p>
          </table:table-cell>
          <table:table-cell table:formula="of:=[.S27]/[.$Q$1]*100" office:value-type="float" office:value="0" calcext:value-type="float">
            <text:p>0</text:p>
          </table:table-cell>
          <table:table-cell table:formula="of:=[.T27]/[.$Q$1]*100" office:value-type="float" office:value="38.366718027735" calcext:value-type="float">
            <text:p>38,366718027735</text:p>
          </table:table-cell>
          <table:table-cell table:formula="of:=[.U27]/[.$Q$1]*100" office:value-type="float" office:value="39.4144838212635" calcext:value-type="float">
            <text:p>39,4144838212635</text:p>
          </table:table-cell>
          <table:table-cell table:formula="of:=[.V27]/[.$Q$1]*100" office:value-type="float" office:value="60.3081664098613" calcext:value-type="float">
            <text:p>60,3081664098613</text:p>
          </table:table-cell>
          <table:table-cell table:formula="of:=[.W27]/[.$Q$1]*100" office:value-type="float" office:value="47.6425269645609" calcext:value-type="float">
            <text:p>47,6425269645609</text:p>
          </table:table-cell>
          <table:table-cell table:formula="of:=[.X27]/[.$Q$1]*100" office:value-type="float" office:value="63.2049306625578" calcext:value-type="float">
            <text:p>63,2049306625578</text:p>
          </table:table-cell>
          <table:table-cell table:formula="of:=[.Y27]/[.$Q$1]*100" office:value-type="float" office:value="75.9013867488444" calcext:value-type="float">
            <text:p>75,9013867488444</text:p>
          </table:table-cell>
          <table:table-cell table:formula="of:=[.Z27]/[.$Q$1]*100" office:value-type="float" office:value="78.366718027735" calcext:value-type="float">
            <text:p>78,366718027735</text:p>
          </table:table-cell>
          <table:table-cell table:formula="of:=[.AA27]/[.$Q$1]*100" office:value-type="float" office:value="37.1032357473035" calcext:value-type="float">
            <text:p>37,1032357473035</text:p>
          </table:table-cell>
          <table:table-cell table:formula="of:=[.AB27]/[.$Q$1]*100" office:value-type="float" office:value="60.7395993836672" calcext:value-type="float">
            <text:p>60,7395993836672</text:p>
          </table:table-cell>
          <table:table-cell table:formula="of:=[.AC27]/[.$Q$1]*100" office:value-type="float" office:value="0" calcext:value-type="float">
            <text:p>0</text:p>
          </table:table-cell>
          <table:table-cell table:formula="of:=[.AD27]/[.$Q$1]*100" office:value-type="float" office:value="71.0939907550077" calcext:value-type="float">
            <text:p>71,0939907550077</text:p>
          </table:table-cell>
          <table:table-cell table:formula="of:=[.AE27]/[.$Q$1]*100" office:value-type="float" office:value="63.7596302003082" calcext:value-type="float">
            <text:p>63,7596302003082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office:value-type="float" office:value="1279" calcext:value-type="float">
            <text:p>1279</text:p>
          </table:table-cell>
          <table:table-cell office:value-type="float" office:value="1957" calcext:value-type="float">
            <text:p>1957</text:p>
          </table:table-cell>
          <table:table-cell office:value-type="float" office:value="1546" calcext:value-type="float">
            <text:p>1546</text:p>
          </table:table-cell>
          <table:table-cell office:value-type="float" office:value="2051" calcext:value-type="float">
            <text:p>2051</text:p>
          </table:table-cell>
          <table:table-cell office:value-type="float" office:value="2463" calcext:value-type="float">
            <text:p>2463</text:p>
          </table:table-cell>
          <table:table-cell office:value-type="float" office:value="2543" calcext:value-type="float">
            <text:p>2543</text:p>
          </table:table-cell>
          <table:table-cell office:value-type="float" office:value="1204" calcext:value-type="float">
            <text:p>1204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 office:value-type="float" office:value="2307" calcext:value-type="float">
            <text:p>2307</text:p>
          </table:table-cell>
          <table:table-cell office:value-type="float" office:value="2069" calcext:value-type="float">
            <text:p>2069</text:p>
          </table:table-cell>
          <table:table-cell/>
        </table:table-row>
        <table:table-row table:style-name="ro1">
          <table:table-cell table:formula="of:=[.R28]/[.$Q$1]*100" office:value-type="float" office:value="42.5885978428351" calcext:value-type="float">
            <text:p>42,5885978428351</text:p>
          </table:table-cell>
          <table:table-cell table:formula="of:=[.S28]/[.$Q$1]*100" office:value-type="float" office:value="0" calcext:value-type="float">
            <text:p>0</text:p>
          </table:table-cell>
          <table:table-cell table:formula="of:=[.T28]/[.$Q$1]*100" office:value-type="float" office:value="38.2126348228043" calcext:value-type="float">
            <text:p>38,2126348228043</text:p>
          </table:table-cell>
          <table:table-cell table:formula="of:=[.U28]/[.$Q$1]*100" office:value-type="float" office:value="39.4144838212635" calcext:value-type="float">
            <text:p>39,4144838212635</text:p>
          </table:table-cell>
          <table:table-cell table:formula="of:=[.V28]/[.$Q$1]*100" office:value-type="float" office:value="60.3697996918336" calcext:value-type="float">
            <text:p>60,3697996918336</text:p>
          </table:table-cell>
          <table:table-cell table:formula="of:=[.W28]/[.$Q$1]*100" office:value-type="float" office:value="47.6425269645609" calcext:value-type="float">
            <text:p>47,6425269645609</text:p>
          </table:table-cell>
          <table:table-cell table:formula="of:=[.X28]/[.$Q$1]*100" office:value-type="float" office:value="63.2357473035439" calcext:value-type="float">
            <text:p>63,2357473035439</text:p>
          </table:table-cell>
          <table:table-cell table:formula="of:=[.Y28]/[.$Q$1]*100" office:value-type="float" office:value="75.9013867488444" calcext:value-type="float">
            <text:p>75,9013867488444</text:p>
          </table:table-cell>
          <table:table-cell table:formula="of:=[.Z28]/[.$Q$1]*100" office:value-type="float" office:value="78.3975346687211" calcext:value-type="float">
            <text:p>78,3975346687211</text:p>
          </table:table-cell>
          <table:table-cell table:formula="of:=[.AA28]/[.$Q$1]*100" office:value-type="float" office:value="37.1032357473035" calcext:value-type="float">
            <text:p>37,1032357473035</text:p>
          </table:table-cell>
          <table:table-cell table:formula="of:=[.AB28]/[.$Q$1]*100" office:value-type="float" office:value="60.8012326656394" calcext:value-type="float">
            <text:p>60,8012326656394</text:p>
          </table:table-cell>
          <table:table-cell table:formula="of:=[.AC28]/[.$Q$1]*100" office:value-type="float" office:value="0" calcext:value-type="float">
            <text:p>0</text:p>
          </table:table-cell>
          <table:table-cell table:formula="of:=[.AD28]/[.$Q$1]*100" office:value-type="float" office:value="71.1248073959938" calcext:value-type="float">
            <text:p>71,1248073959938</text:p>
          </table:table-cell>
          <table:table-cell table:formula="of:=[.AE28]/[.$Q$1]*100" office:value-type="float" office:value="63.7904468412943" calcext:value-type="float">
            <text:p>63,7904468412943</text:p>
          </table:table-cell>
          <table:table-cell table:number-columns-repeated="3"/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office:value-type="float" office:value="1279" calcext:value-type="float">
            <text:p>1279</text:p>
          </table:table-cell>
          <table:table-cell office:value-type="float" office:value="1959" calcext:value-type="float">
            <text:p>1959</text:p>
          </table:table-cell>
          <table:table-cell office:value-type="float" office:value="1546" calcext:value-type="float">
            <text:p>1546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4" calcext:value-type="float">
            <text:p>1204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table:formula="of:=[.R29]/[.$Q$1]*100" office:value-type="float" office:value="42.6502311248074" calcext:value-type="float">
            <text:p>42,6502311248074</text:p>
          </table:table-cell>
          <table:table-cell table:formula="of:=[.S29]/[.$Q$1]*100" office:value-type="float" office:value="0" calcext:value-type="float">
            <text:p>0</text:p>
          </table:table-cell>
          <table:table-cell table:formula="of:=[.T29]/[.$Q$1]*100" office:value-type="float" office:value="40.4006163328197" calcext:value-type="float">
            <text:p>40,4006163328197</text:p>
          </table:table-cell>
          <table:table-cell table:formula="of:=[.U29]/[.$Q$1]*100" office:value-type="float" office:value="39.5069337442219" calcext:value-type="float">
            <text:p>39,5069337442219</text:p>
          </table:table-cell>
          <table:table-cell table:formula="of:=[.V29]/[.$Q$1]*100" office:value-type="float" office:value="60.3697996918336" calcext:value-type="float">
            <text:p>60,3697996918336</text:p>
          </table:table-cell>
          <table:table-cell table:formula="of:=[.W29]/[.$Q$1]*100" office:value-type="float" office:value="47.7349768875193" calcext:value-type="float">
            <text:p>47,7349768875193</text:p>
          </table:table-cell>
          <table:table-cell table:formula="of:=[.X29]/[.$Q$1]*100" office:value-type="float" office:value="63.2357473035439" calcext:value-type="float">
            <text:p>63,2357473035439</text:p>
          </table:table-cell>
          <table:table-cell table:formula="of:=[.Y29]/[.$Q$1]*100" office:value-type="float" office:value="75.9013867488444" calcext:value-type="float">
            <text:p>75,9013867488444</text:p>
          </table:table-cell>
          <table:table-cell table:formula="of:=[.Z29]/[.$Q$1]*100" office:value-type="float" office:value="78.3975346687211" calcext:value-type="float">
            <text:p>78,3975346687211</text:p>
          </table:table-cell>
          <table:table-cell table:formula="of:=[.AA29]/[.$Q$1]*100" office:value-type="float" office:value="37.1648690292758" calcext:value-type="float">
            <text:p>37,1648690292758</text:p>
          </table:table-cell>
          <table:table-cell table:formula="of:=[.AB29]/[.$Q$1]*100" office:value-type="float" office:value="60.8012326656394" calcext:value-type="float">
            <text:p>60,8012326656394</text:p>
          </table:table-cell>
          <table:table-cell table:formula="of:=[.AC29]/[.$Q$1]*100" office:value-type="float" office:value="0" calcext:value-type="float">
            <text:p>0</text:p>
          </table:table-cell>
          <table:table-cell table:formula="of:=[.AD29]/[.$Q$1]*100" office:value-type="float" office:value="71.1248073959938" calcext:value-type="float">
            <text:p>71,1248073959938</text:p>
          </table:table-cell>
          <table:table-cell table:formula="of:=[.AE29]/[.$Q$1]*100" office:value-type="float" office:value="63.7904468412943" calcext:value-type="float">
            <text:p>63,7904468412943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 office:value-type="float" office:value="1282" calcext:value-type="float">
            <text:p>1282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2" calcext:value-type="float">
            <text:p>2052</text:p>
          </table:table-cell>
          <table:table-cell office:value-type="float" office:value="2463" calcext:value-type="float">
            <text:p>2463</text:p>
          </table:table-cell>
          <table:table-cell office:value-type="float" office:value="2544" calcext:value-type="float">
            <text:p>2544</text:p>
          </table:table-cell>
          <table:table-cell office:value-type="float" office:value="1206" calcext:value-type="float">
            <text:p>1206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8" calcext:value-type="float">
            <text:p>2308</text:p>
          </table:table-cell>
          <table:table-cell office:value-type="float" office:value="2070" calcext:value-type="float">
            <text:p>2070</text:p>
          </table:table-cell>
          <table:table-cell/>
        </table:table-row>
        <table:table-row table:style-name="ro1">
          <table:table-cell table:formula="of:=[.R30]/[.$Q$1]*100" office:value-type="float" office:value="42.6502311248074" calcext:value-type="float">
            <text:p>42,6502311248074</text:p>
          </table:table-cell>
          <table:table-cell table:formula="of:=[.S30]/[.$Q$1]*100" office:value-type="float" office:value="36.3328197226502" calcext:value-type="float">
            <text:p>36,3328197226502</text:p>
          </table:table-cell>
          <table:table-cell table:formula="of:=[.T30]/[.$Q$1]*100" office:value-type="float" office:value="37.5963020030817" calcext:value-type="float">
            <text:p>37,5963020030817</text:p>
          </table:table-cell>
          <table:table-cell table:formula="of:=[.U30]/[.$Q$1]*100" office:value-type="float" office:value="39.537750385208" calcext:value-type="float">
            <text:p>39,537750385208</text:p>
          </table:table-cell>
          <table:table-cell table:formula="of:=[.V30]/[.$Q$1]*100" office:value-type="float" office:value="60.462249614792" calcext:value-type="float">
            <text:p>60,462249614792</text:p>
          </table:table-cell>
          <table:table-cell table:formula="of:=[.W30]/[.$Q$1]*100" office:value-type="float" office:value="47.7349768875193" calcext:value-type="float">
            <text:p>47,7349768875193</text:p>
          </table:table-cell>
          <table:table-cell table:formula="of:=[.X30]/[.$Q$1]*100" office:value-type="float" office:value="63.3281972265023" calcext:value-type="float">
            <text:p>63,3281972265023</text:p>
          </table:table-cell>
          <table:table-cell table:formula="of:=[.Y30]/[.$Q$1]*100" office:value-type="float" office:value="75.9322033898305" calcext:value-type="float">
            <text:p>75,9322033898305</text:p>
          </table:table-cell>
          <table:table-cell table:formula="of:=[.Z30]/[.$Q$1]*100" office:value-type="float" office:value="78.3975346687211" calcext:value-type="float">
            <text:p>78,3975346687211</text:p>
          </table:table-cell>
          <table:table-cell table:formula="of:=[.AA30]/[.$Q$1]*100" office:value-type="float" office:value="37.1956856702619" calcext:value-type="float">
            <text:p>37,1956856702619</text:p>
          </table:table-cell>
          <table:table-cell table:formula="of:=[.AB30]/[.$Q$1]*100" office:value-type="float" office:value="60.8936825885978" calcext:value-type="float">
            <text:p>60,8936825885978</text:p>
          </table:table-cell>
          <table:table-cell table:formula="of:=[.AC30]/[.$Q$1]*100" office:value-type="float" office:value="0" calcext:value-type="float">
            <text:p>0</text:p>
          </table:table-cell>
          <table:table-cell table:formula="of:=[.AD30]/[.$Q$1]*100" office:value-type="float" office:value="71.15562403698" calcext:value-type="float">
            <text:p>71,15562403698</text:p>
          </table:table-cell>
          <table:table-cell table:formula="of:=[.AE30]/[.$Q$1]*100" office:value-type="float" office:value="63.8828967642527" calcext:value-type="float">
            <text:p>63,8828967642527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office:value-type="float" office:value="1179" calcext:value-type="float">
            <text:p>1179</text:p>
          </table:table-cell>
          <table:table-cell office:value-type="float" office:value="1220" calcext:value-type="float">
            <text:p>1220</text:p>
          </table:table-cell>
          <table:table-cell office:value-type="float" office:value="1283" calcext:value-type="float">
            <text:p>1283</text:p>
          </table:table-cell>
          <table:table-cell office:value-type="float" office:value="1962" calcext:value-type="float">
            <text:p>1962</text:p>
          </table:table-cell>
          <table:table-cell office:value-type="float" office:value="1549" calcext:value-type="float">
            <text:p>1549</text:p>
          </table:table-cell>
          <table:table-cell office:value-type="float" office:value="2055" calcext:value-type="float">
            <text:p>2055</text:p>
          </table:table-cell>
          <table:table-cell office:value-type="float" office:value="2464" calcext:value-type="float">
            <text:p>2464</text:p>
          </table:table-cell>
          <table:table-cell office:value-type="float" office:value="2544" calcext:value-type="float">
            <text:p>2544</text:p>
          </table:table-cell>
          <table:table-cell office:value-type="float" office:value="1207" calcext:value-type="float">
            <text:p>1207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2073" calcext:value-type="float">
            <text:p>2073</text:p>
          </table:table-cell>
          <table:table-cell/>
        </table:table-row>
        <table:table-row table:style-name="ro1">
          <table:table-cell table:formula="of:=[.R31]/[.$Q$1]*100" office:value-type="float" office:value="42.6502311248074" calcext:value-type="float">
            <text:p>42,6502311248074</text:p>
          </table:table-cell>
          <table:table-cell table:formula="of:=[.S31]/[.$Q$1]*100" office:value-type="float" office:value="36.517719568567" calcext:value-type="float">
            <text:p>36,517719568567</text:p>
          </table:table-cell>
          <table:table-cell table:formula="of:=[.T31]/[.$Q$1]*100" office:value-type="float" office:value="37.0107858243451" calcext:value-type="float">
            <text:p>37,0107858243451</text:p>
          </table:table-cell>
          <table:table-cell table:formula="of:=[.U31]/[.$Q$1]*100" office:value-type="float" office:value="39.537750385208" calcext:value-type="float">
            <text:p>39,537750385208</text:p>
          </table:table-cell>
          <table:table-cell table:formula="of:=[.V31]/[.$Q$1]*100" office:value-type="float" office:value="60.5238828967643" calcext:value-type="float">
            <text:p>60,5238828967643</text:p>
          </table:table-cell>
          <table:table-cell table:formula="of:=[.W31]/[.$Q$1]*100" office:value-type="float" office:value="47.7041602465331" calcext:value-type="float">
            <text:p>47,7041602465331</text:p>
          </table:table-cell>
          <table:table-cell table:formula="of:=[.X31]/[.$Q$1]*100" office:value-type="float" office:value="63.3590138674884" calcext:value-type="float">
            <text:p>63,3590138674884</text:p>
          </table:table-cell>
          <table:table-cell table:formula="of:=[.Y31]/[.$Q$1]*100" office:value-type="float" office:value="75.9630200308166" calcext:value-type="float">
            <text:p>75,9630200308166</text:p>
          </table:table-cell>
          <table:table-cell table:formula="of:=[.Z31]/[.$Q$1]*100" office:value-type="float" office:value="78.4283513097072" calcext:value-type="float">
            <text:p>78,4283513097072</text:p>
          </table:table-cell>
          <table:table-cell table:formula="of:=[.AA31]/[.$Q$1]*100" office:value-type="float" office:value="37.2265023112481" calcext:value-type="float">
            <text:p>37,2265023112481</text:p>
          </table:table-cell>
          <table:table-cell table:formula="of:=[.AB31]/[.$Q$1]*100" office:value-type="float" office:value="60.9553158705701" calcext:value-type="float">
            <text:p>60,9553158705701</text:p>
          </table:table-cell>
          <table:table-cell table:formula="of:=[.AC31]/[.$Q$1]*100" office:value-type="float" office:value="0" calcext:value-type="float">
            <text:p>0</text:p>
          </table:table-cell>
          <table:table-cell table:formula="of:=[.AD31]/[.$Q$1]*100" office:value-type="float" office:value="71.2172573189522" calcext:value-type="float">
            <text:p>71,2172573189522</text:p>
          </table:table-cell>
          <table:table-cell table:formula="of:=[.AE31]/[.$Q$1]*100" office:value-type="float" office:value="63.9137134052388" calcext:value-type="float">
            <text:p>63,9137134052388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office:value-type="float" office:value="1185" calcext:value-type="float">
            <text:p>1185</text:p>
          </table:table-cell>
          <table:table-cell office:value-type="float" office:value="1201" calcext:value-type="float">
            <text:p>1201</text:p>
          </table:table-cell>
          <table:table-cell office:value-type="float" office:value="1283" calcext:value-type="float">
            <text:p>1283</text:p>
          </table:table-cell>
          <table:table-cell office:value-type="float" office:value="1964" calcext:value-type="float">
            <text:p>1964</text:p>
          </table:table-cell>
          <table:table-cell office:value-type="float" office:value="1548" calcext:value-type="float">
            <text:p>1548</text:p>
          </table:table-cell>
          <table:table-cell office:value-type="float" office:value="2056" calcext:value-type="float">
            <text:p>2056</text:p>
          </table:table-cell>
          <table:table-cell office:value-type="float" office:value="2465" calcext:value-type="float">
            <text:p>2465</text:p>
          </table:table-cell>
          <table:table-cell office:value-type="float" office:value="2545" calcext:value-type="float">
            <text:p>2545</text:p>
          </table:table-cell>
          <table:table-cell office:value-type="float" office:value="1208" calcext:value-type="float">
            <text:p>1208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1" calcext:value-type="float">
            <text:p>2311</text:p>
          </table:table-cell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 table:formula="of:=[.R32]/[.$Q$1]*100" office:value-type="float" office:value="42.7118644067797" calcext:value-type="float">
            <text:p>42,7118644067797</text:p>
          </table:table-cell>
          <table:table-cell table:formula="of:=[.S32]/[.$Q$1]*100" office:value-type="float" office:value="0" calcext:value-type="float">
            <text:p>0</text:p>
          </table:table-cell>
          <table:table-cell table:formula="of:=[.T32]/[.$Q$1]*100" office:value-type="float" office:value="38.0585516178737" calcext:value-type="float">
            <text:p>38,0585516178737</text:p>
          </table:table-cell>
          <table:table-cell table:formula="of:=[.U32]/[.$Q$1]*100" office:value-type="float" office:value="39.6302003081664" calcext:value-type="float">
            <text:p>39,6302003081664</text:p>
          </table:table-cell>
          <table:table-cell table:formula="of:=[.V32]/[.$Q$1]*100" office:value-type="float" office:value="60.5238828967643" calcext:value-type="float">
            <text:p>60,5238828967643</text:p>
          </table:table-cell>
          <table:table-cell table:formula="of:=[.W32]/[.$Q$1]*100" office:value-type="float" office:value="47.7657935285054" calcext:value-type="float">
            <text:p>47,7657935285054</text:p>
          </table:table-cell>
          <table:table-cell table:formula="of:=[.X32]/[.$Q$1]*100" office:value-type="float" office:value="63.3590138674884" calcext:value-type="float">
            <text:p>63,3590138674884</text:p>
          </table:table-cell>
          <table:table-cell table:formula="of:=[.Y32]/[.$Q$1]*100" office:value-type="float" office:value="76.0246533127889" calcext:value-type="float">
            <text:p>76,0246533127889</text:p>
          </table:table-cell>
          <table:table-cell table:formula="of:=[.Z32]/[.$Q$1]*100" office:value-type="float" office:value="78.4283513097072" calcext:value-type="float">
            <text:p>78,4283513097072</text:p>
          </table:table-cell>
          <table:table-cell table:formula="of:=[.AA32]/[.$Q$1]*100" office:value-type="float" office:value="37.2881355932203" calcext:value-type="float">
            <text:p>37,2881355932203</text:p>
          </table:table-cell>
          <table:table-cell table:formula="of:=[.AB32]/[.$Q$1]*100" office:value-type="float" office:value="60.9553158705701" calcext:value-type="float">
            <text:p>60,9553158705701</text:p>
          </table:table-cell>
          <table:table-cell table:formula="of:=[.AC32]/[.$Q$1]*100" office:value-type="float" office:value="0" calcext:value-type="float">
            <text:p>0</text:p>
          </table:table-cell>
          <table:table-cell table:formula="of:=[.AD32]/[.$Q$1]*100" office:value-type="float" office:value="71.2480739599384" calcext:value-type="float">
            <text:p>71,2480739599384</text:p>
          </table:table-cell>
          <table:table-cell table:formula="of:=[.AE32]/[.$Q$1]*100" office:value-type="float" office:value="63.9137134052388" calcext:value-type="float">
            <text:p>63,9137134052388</text:p>
          </table:table-cell>
          <table:table-cell table:number-columns-repeated="3"/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 office:value-type="float" office:value="1286" calcext:value-type="float">
            <text:p>1286</text:p>
          </table:table-cell>
          <table:table-cell office:value-type="float" office:value="1964" calcext:value-type="float">
            <text:p>1964</text:p>
          </table:table-cell>
          <table:table-cell office:value-type="float" office:value="1550" calcext:value-type="float">
            <text:p>1550</text:p>
          </table:table-cell>
          <table:table-cell office:value-type="float" office:value="2056" calcext:value-type="float">
            <text:p>2056</text:p>
          </table:table-cell>
          <table:table-cell office:value-type="float" office:value="2467" calcext:value-type="float">
            <text:p>2467</text:p>
          </table:table-cell>
          <table:table-cell office:value-type="float" office:value="2545" calcext:value-type="float">
            <text:p>2545</text:p>
          </table:table-cell>
          <table:table-cell office:value-type="float" office:value="1210" calcext:value-type="float">
            <text:p>1210</text:p>
          </table:table-cell>
          <table:table-cell office:value-type="float" office:value="1978" calcext:value-type="float">
            <text:p>1978</text:p>
          </table:table-cell>
          <table:table-cell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2074" calcext:value-type="float">
            <text:p>2074</text:p>
          </table:table-cell>
          <table:table-cell/>
        </table:table-row>
        <table:table-row table:style-name="ro1">
          <table:table-cell table:formula="of:=[.R33]/[.$Q$1]*100" office:value-type="float" office:value="42.6502311248074" calcext:value-type="float">
            <text:p>42,6502311248074</text:p>
          </table:table-cell>
          <table:table-cell table:formula="of:=[.S33]/[.$Q$1]*100" office:value-type="float" office:value="0" calcext:value-type="float">
            <text:p>0</text:p>
          </table:table-cell>
          <table:table-cell table:formula="of:=[.T33]/[.$Q$1]*100" office:value-type="float" office:value="37.9661016949152" calcext:value-type="float">
            <text:p>37,9661016949152</text:p>
          </table:table-cell>
          <table:table-cell table:formula="of:=[.U33]/[.$Q$1]*100" office:value-type="float" office:value="39.5993836671803" calcext:value-type="float">
            <text:p>39,5993836671803</text:p>
          </table:table-cell>
          <table:table-cell table:formula="of:=[.V33]/[.$Q$1]*100" office:value-type="float" office:value="60.3697996918336" calcext:value-type="float">
            <text:p>60,3697996918336</text:p>
          </table:table-cell>
          <table:table-cell table:formula="of:=[.W33]/[.$Q$1]*100" office:value-type="float" office:value="47.7349768875193" calcext:value-type="float">
            <text:p>47,7349768875193</text:p>
          </table:table-cell>
          <table:table-cell table:formula="of:=[.X33]/[.$Q$1]*100" office:value-type="float" office:value="63.2049306625578" calcext:value-type="float">
            <text:p>63,2049306625578</text:p>
          </table:table-cell>
          <table:table-cell table:formula="of:=[.Y33]/[.$Q$1]*100" office:value-type="float" office:value="75.8397534668721" calcext:value-type="float">
            <text:p>75,8397534668721</text:p>
          </table:table-cell>
          <table:table-cell table:formula="of:=[.Z33]/[.$Q$1]*100" office:value-type="float" office:value="78.2434514637905" calcext:value-type="float">
            <text:p>78,2434514637905</text:p>
          </table:table-cell>
          <table:table-cell table:formula="of:=[.AA33]/[.$Q$1]*100" office:value-type="float" office:value="37.2265023112481" calcext:value-type="float">
            <text:p>37,2265023112481</text:p>
          </table:table-cell>
          <table:table-cell table:formula="of:=[.AB33]/[.$Q$1]*100" office:value-type="float" office:value="60.8012326656394" calcext:value-type="float">
            <text:p>60,8012326656394</text:p>
          </table:table-cell>
          <table:table-cell table:formula="of:=[.AC33]/[.$Q$1]*100" office:value-type="float" office:value="0" calcext:value-type="float">
            <text:p>0</text:p>
          </table:table-cell>
          <table:table-cell table:formula="of:=[.AD33]/[.$Q$1]*100" office:value-type="float" office:value="71.0631741140216" calcext:value-type="float">
            <text:p>71,0631741140216</text:p>
          </table:table-cell>
          <table:table-cell table:formula="of:=[.AE33]/[.$Q$1]*100" office:value-type="float" office:value="63.7596302003082" calcext:value-type="float">
            <text:p>63,7596302003082</text:p>
          </table:table-cell>
          <table:table-cell table:number-columns-repeated="3"/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office:value-type="float" office:value="1285" calcext:value-type="float">
            <text:p>1285</text:p>
          </table:table-cell>
          <table:table-cell office:value-type="float" office:value="1959" calcext:value-type="float">
            <text:p>1959</text:p>
          </table:table-cell>
          <table:table-cell office:value-type="float" office:value="1549" calcext:value-type="float">
            <text:p>1549</text:p>
          </table:table-cell>
          <table:table-cell office:value-type="float" office:value="2051" calcext:value-type="float">
            <text:p>2051</text:p>
          </table:table-cell>
          <table:table-cell office:value-type="float" office:value="2461" calcext:value-type="float">
            <text:p>2461</text:p>
          </table:table-cell>
          <table:table-cell office:value-type="float" office:value="2539" calcext:value-type="float">
            <text:p>2539</text:p>
          </table:table-cell>
          <table:table-cell office:value-type="float" office:value="1208" calcext:value-type="float">
            <text:p>1208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float" office:value="2306" calcext:value-type="float">
            <text:p>2306</text:p>
          </table:table-cell>
          <table:table-cell office:value-type="float" office:value="2069" calcext:value-type="float">
            <text:p>20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4:45:19.090746358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4:46:58.178270979</dc:date>
    <meta:editing-duration>PT11M32S</meta:editing-duration>
    <meta:editing-cycles>6</meta:editing-cycles>
    <meta:generator>LibreOffice/5.3.3.2$Linux_X86_64 LibreOffice_project/30m0$Build-2</meta:generator>
    <meta:document-statistic meta:table-count="1" meta:cell-count="8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0cm" svg:y="5.368cm" style:legend-expansion="custom" chartooo:width="15.999cm" chartooo:height="3.631cm" style:legend-expansion-aspect-ratio="4.40622418066648" chart:style-name="ch2"/>
        <chart:plot-area chart:style-name="ch3" table:cell-range-address="andamentoIntemsets.A2:andamentoIntemsets.N33" chart:data-source-has-labels="row" svg:x="0.168cm" svg:y="0.178cm" svg:width="15.657cm" svg:height="4.978cm">
          <chartooo:coordinate-region svg:x="0.789cm" svg:y="0.351cm" svg:width="14.849cm" svg:height="4.2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damentoIntemsets.A3:andamentoIntemsets.A33" chart:label-cell-address="andamentoIntemsets.A2:andamentoIntemsets.A2" chart:class="chart:line">
            <chart:data-point chart:repeated="31"/>
          </chart:series>
          <chart:series chart:style-name="ch7" chart:values-cell-range-address="andamentoIntemsets.B3:andamentoIntemsets.B33" chart:label-cell-address="andamentoIntemsets.B2:andamentoIntemsets.B2" chart:class="chart:line">
            <chart:data-point chart:repeated="31"/>
          </chart:series>
          <chart:series chart:style-name="ch8" chart:values-cell-range-address="andamentoIntemsets.C3:andamentoIntemsets.C33" chart:label-cell-address="andamentoIntemsets.C2:andamentoIntemsets.C2" chart:class="chart:line">
            <chart:data-point chart:repeated="31"/>
          </chart:series>
          <chart:series chart:style-name="ch9" chart:values-cell-range-address="andamentoIntemsets.D3:andamentoIntemsets.D33" chart:label-cell-address="andamentoIntemsets.D2:andamentoIntemsets.D2" chart:class="chart:line">
            <chart:data-point chart:repeated="31"/>
          </chart:series>
          <chart:series chart:style-name="ch10" chart:values-cell-range-address="andamentoIntemsets.E3:andamentoIntemsets.E33" chart:label-cell-address="andamentoIntemsets.E2:andamentoIntemsets.E2" chart:class="chart:line">
            <chart:data-point chart:repeated="31"/>
          </chart:series>
          <chart:series chart:style-name="ch11" chart:values-cell-range-address="andamentoIntemsets.F3:andamentoIntemsets.F33" chart:label-cell-address="andamentoIntemsets.F2:andamentoIntemsets.F2" chart:class="chart:line">
            <chart:data-point chart:repeated="31"/>
          </chart:series>
          <chart:series chart:style-name="ch12" chart:values-cell-range-address="andamentoIntemsets.G3:andamentoIntemsets.G33" chart:label-cell-address="andamentoIntemsets.G2:andamentoIntemsets.G2" chart:class="chart:line">
            <chart:data-point chart:repeated="31"/>
          </chart:series>
          <chart:series chart:style-name="ch13" chart:values-cell-range-address="andamentoIntemsets.H3:andamentoIntemsets.H33" chart:label-cell-address="andamentoIntemsets.H2:andamentoIntemsets.H2" chart:class="chart:line">
            <chart:data-point chart:repeated="31"/>
          </chart:series>
          <chart:series chart:style-name="ch14" chart:values-cell-range-address="andamentoIntemsets.I3:andamentoIntemsets.I33" chart:label-cell-address="andamentoIntemsets.I2:andamentoIntemsets.I2" chart:class="chart:line">
            <chart:data-point chart:repeated="31"/>
          </chart:series>
          <chart:series chart:style-name="ch15" chart:values-cell-range-address="andamentoIntemsets.J3:andamentoIntemsets.J33" chart:label-cell-address="andamentoIntemsets.J2:andamentoIntemsets.J2" chart:class="chart:line">
            <chart:data-point chart:repeated="31"/>
          </chart:series>
          <chart:series chart:style-name="ch16" chart:values-cell-range-address="andamentoIntemsets.K3:andamentoIntemsets.K33" chart:label-cell-address="andamentoIntemsets.K2:andamentoIntemsets.K2" chart:class="chart:line">
            <chart:data-point chart:repeated="31"/>
          </chart:series>
          <chart:series chart:style-name="ch17" chart:values-cell-range-address="andamentoIntemsets.L3:andamentoIntemsets.L33" chart:label-cell-address="andamentoIntemsets.L2:andamentoIntemsets.L2" chart:class="chart:line">
            <chart:data-point chart:repeated="31"/>
          </chart:series>
          <chart:series chart:style-name="ch18" chart:values-cell-range-address="andamentoIntemsets.M3:andamentoIntemsets.M33" chart:label-cell-address="andamentoIntemsets.M2:andamentoIntemsets.M2" chart:class="chart:line">
            <chart:data-point chart:repeated="31"/>
          </chart:series>
          <chart:series chart:style-name="ch19" chart:values-cell-range-address="andamentoIntemsets.N3:andamentoIntemsets.N33" chart:label-cell-address="andamentoIntemsets.N2:andamentoIntemsets.N2" chart:class="chart:line">
            <chart:data-point chart:repeated="3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[LOAD&amp;UNL_0, RETRACT_0]</text:p>
                <draw:g>
                  <svg:desc>andamentoIntemsets.A2:andamentoIntemsets.A2</svg:desc>
                </draw:g>
              </table:table-cell>
              <table:table-cell office:value-type="string">
                <text:p>[R_ERR_1]</text:p>
                <draw:g>
                  <svg:desc>andamentoIntemsets.B2:andamentoIntemsets.B2</svg:desc>
                </draw:g>
              </table:table-cell>
              <table:table-cell office:value-type="string">
                <text:p>[R_ERR_0]</text:p>
                <draw:g>
                  <svg:desc>andamentoIntemsets.C2:andamentoIntemsets.C2</svg:desc>
                </draw:g>
              </table:table-cell>
              <table:table-cell office:value-type="string">
                <text:p>[RETRACT_0, S&amp;S_0]</text:p>
                <draw:g>
                  <svg:desc>andamentoIntemsets.D2:andamentoIntemsets.D2</svg:desc>
                </draw:g>
              </table:table-cell>
              <table:table-cell office:value-type="string">
                <text:p>[LOAD&amp;UNL_0, POWER-CYCL_0, S&amp;S_0]</text:p>
                <draw:g>
                  <svg:desc>andamentoIntemsets.E2:andamentoIntemsets.E2</svg:desc>
                </draw:g>
              </table:table-cell>
              <table:table-cell office:value-type="string">
                <text:p>[RETRACT_0]</text:p>
                <draw:g>
                  <svg:desc>andamentoIntemsets.F2:andamentoIntemsets.F2</svg:desc>
                </draw:g>
              </table:table-cell>
              <table:table-cell office:value-type="string">
                <text:p>[POWER-CYCL_0, S&amp;S_0]</text:p>
                <draw:g>
                  <svg:desc>andamentoIntemsets.G2:andamentoIntemsets.G2</svg:desc>
                </draw:g>
              </table:table-cell>
              <table:table-cell office:value-type="string">
                <text:p>[S&amp;S_0]</text:p>
                <draw:g>
                  <svg:desc>andamentoIntemsets.H2:andamentoIntemsets.H2</svg:desc>
                </draw:g>
              </table:table-cell>
              <table:table-cell office:value-type="string">
                <text:p>[LOAD&amp;UNL_0]</text:p>
                <draw:g>
                  <svg:desc>andamentoIntemsets.I2:andamentoIntemsets.I2</svg:desc>
                </draw:g>
              </table:table-cell>
              <table:table-cell office:value-type="string">
                <text:p>[LOAD&amp;UNL_0, RETRACT_0, S&amp;S_0]</text:p>
                <draw:g>
                  <svg:desc>andamentoIntemsets.J2:andamentoIntemsets.J2</svg:desc>
                </draw:g>
              </table:table-cell>
              <table:table-cell office:value-type="string">
                <text:p>[LOAD&amp;UNL_0, POWER-CYCL_0]</text:p>
                <draw:g>
                  <svg:desc>andamentoIntemsets.K2:andamentoIntemsets.K2</svg:desc>
                </draw:g>
              </table:table-cell>
              <table:table-cell office:value-type="string">
                <text:p>[UNST-SEC_0]</text:p>
                <draw:g>
                  <svg:desc>andamentoIntemsets.L2:andamentoIntemsets.L2</svg:desc>
                </draw:g>
              </table:table-cell>
              <table:table-cell office:value-type="string">
                <text:p>[LOAD&amp;UNL_0, S&amp;S_0]</text:p>
                <draw:g>
                  <svg:desc>andamentoIntemsets.M2:andamentoIntemsets.M2</svg:desc>
                </draw:g>
              </table:table-cell>
              <table:table-cell office:value-type="string">
                <text:p>[POWER-CYCL_0]</text:p>
                <draw:g>
                  <svg:desc>andamentoIntemsets.N2:andamentoIntemsets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5885978428351">
                <text:p>42.5885978428351</text:p>
                <draw:g>
                  <svg:desc>andamentoIntemsets.A3:andamentoIntemsets.A33</svg:desc>
                </draw:g>
              </table:table-cell>
              <table:table-cell office:value-type="float" office:value="36.4560862865948">
                <text:p>36.4560862865948</text:p>
                <draw:g>
                  <svg:desc>andamentoIntemsets.B3:andamentoIntemsets.B33</svg:desc>
                </draw:g>
              </table:table-cell>
              <table:table-cell office:value-type="float" office:value="38.5824345146379">
                <text:p>38.5824345146379</text:p>
                <draw:g>
                  <svg:desc>andamentoIntemsets.C3:andamentoIntemsets.C33</svg:desc>
                </draw:g>
              </table:table-cell>
              <table:table-cell office:value-type="float" office:value="39.1371340523883">
                <text:p>39.1371340523883</text:p>
                <draw:g>
                  <svg:desc>andamentoIntemsets.D3:andamentoIntemsets.D33</svg:desc>
                </draw:g>
              </table:table-cell>
              <table:table-cell office:value-type="float" office:value="59.537750385208">
                <text:p>59.537750385208</text:p>
                <draw:g>
                  <svg:desc>andamentoIntemsets.E3:andamentoIntemsets.E33</svg:desc>
                </draw:g>
              </table:table-cell>
              <table:table-cell office:value-type="float" office:value="47.7657935285054">
                <text:p>47.7657935285054</text:p>
                <draw:g>
                  <svg:desc>andamentoIntemsets.F3:andamentoIntemsets.F33</svg:desc>
                </draw:g>
              </table:table-cell>
              <table:table-cell office:value-type="float" office:value="62.4036979969183">
                <text:p>62.4036979969183</text:p>
                <draw:g>
                  <svg:desc>andamentoIntemsets.G3:andamentoIntemsets.G33</svg:desc>
                </draw:g>
              </table:table-cell>
              <table:table-cell office:value-type="float" office:value="75.2850539291217">
                <text:p>75.2850539291217</text:p>
                <draw:g>
                  <svg:desc>andamentoIntemsets.H3:andamentoIntemsets.H33</svg:desc>
                </draw:g>
              </table:table-cell>
              <table:table-cell office:value-type="float" office:value="78.1510015408321">
                <text:p>78.1510015408321</text:p>
                <draw:g>
                  <svg:desc>andamentoIntemsets.I3:andamentoIntemsets.I33</svg:desc>
                </draw:g>
              </table:table-cell>
              <table:table-cell office:value-type="float" office:value="36.8875192604006">
                <text:p>36.8875192604006</text:p>
                <draw:g>
                  <svg:desc>andamentoIntemsets.J3:andamentoIntemsets.J33</svg:desc>
                </draw:g>
              </table:table-cell>
              <table:table-cell office:value-type="float" office:value="60.0924499229584">
                <text:p>60.0924499229584</text:p>
                <draw:g>
                  <svg:desc>andamentoIntemsets.K3:andamentoIntemsets.K33</svg:desc>
                </draw:g>
              </table:table-cell>
              <table:table-cell office:value-type="float" office:value="37.0416024653313">
                <text:p>37.0416024653313</text:p>
                <draw:g>
                  <svg:desc>andamentoIntemsets.L3:andamentoIntemsets.L33</svg:desc>
                </draw:g>
              </table:table-cell>
              <table:table-cell office:value-type="float" office:value="70.4776579352851">
                <text:p>70.4776579352851</text:p>
                <draw:g>
                  <svg:desc>andamentoIntemsets.M3:andamentoIntemsets.M33</svg:desc>
                </draw:g>
              </table:table-cell>
              <table:table-cell office:value-type="float" office:value="63.020030816641">
                <text:p>63.020030816641</text:p>
                <draw:g>
                  <svg:desc>andamentoIntemsets.N3:andamentoIntemsets.N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.7426810477658">
                <text:p>42.7426810477658</text:p>
              </table:table-cell>
              <table:table-cell office:value-type="float" office:value="38.366718027735">
                <text:p>38.366718027735</text:p>
              </table:table-cell>
              <table:table-cell office:value-type="float" office:value="0">
                <text:p>0</text:p>
              </table:table-cell>
              <table:table-cell office:value-type="float" office:value="39.3220338983051">
                <text:p>39.3220338983051</text:p>
              </table:table-cell>
              <table:table-cell office:value-type="float" office:value="59.7226502311248">
                <text:p>59.7226502311248</text:p>
              </table:table-cell>
              <table:table-cell office:value-type="float" office:value="47.9198767334361">
                <text:p>47.9198767334361</text:p>
              </table:table-cell>
              <table:table-cell office:value-type="float" office:value="62.5885978428351">
                <text:p>62.5885978428351</text:p>
              </table:table-cell>
              <table:table-cell office:value-type="float" office:value="75.5007704160247">
                <text:p>75.5007704160247</text:p>
              </table:table-cell>
              <table:table-cell office:value-type="float" office:value="78.2434514637905">
                <text:p>78.2434514637905</text:p>
              </table:table-cell>
              <table:table-cell office:value-type="float" office:value="37.0724191063174">
                <text:p>37.0724191063174</text:p>
              </table:table-cell>
              <table:table-cell office:value-type="float" office:value="60.2157164869029">
                <text:p>60.2157164869029</text:p>
              </table:table-cell>
              <table:table-cell office:value-type="float" office:value="0">
                <text:p>0</text:p>
              </table:table-cell>
              <table:table-cell office:value-type="float" office:value="70.693374422188">
                <text:p>70.693374422188</text:p>
              </table:table-cell>
              <table:table-cell office:value-type="float" office:value="63.1741140215716">
                <text:p>63.1741140215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734976887519">
                <text:p>42.7734976887519</text:p>
              </table:table-cell>
              <table:table-cell office:value-type="float" office:value="36.9183359013867">
                <text:p>36.9183359013867</text:p>
              </table:table-cell>
              <table:table-cell office:value-type="float" office:value="37.5963020030817">
                <text:p>37.5963020030817</text:p>
              </table:table-cell>
              <table:table-cell office:value-type="float" office:value="39.3836671802773">
                <text:p>39.3836671802773</text:p>
              </table:table-cell>
              <table:table-cell office:value-type="float" office:value="59.7534668721109">
                <text:p>59.7534668721109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2.6194144838213">
                <text:p>62.6194144838213</text:p>
              </table:table-cell>
              <table:table-cell office:value-type="float" office:value="75.5007704160247">
                <text:p>75.5007704160247</text:p>
              </table:table-cell>
              <table:table-cell office:value-type="float" office:value="78.2126348228043">
                <text:p>78.2126348228043</text:p>
              </table:table-cell>
              <table:table-cell office:value-type="float" office:value="37.1340523882897">
                <text:p>37.1340523882897</text:p>
              </table:table-cell>
              <table:table-cell office:value-type="float" office:value="60.2465331278891">
                <text:p>60.2465331278891</text:p>
              </table:table-cell>
              <table:table-cell office:value-type="float" office:value="0">
                <text:p>0</text:p>
              </table:table-cell>
              <table:table-cell office:value-type="float" office:value="70.693374422188">
                <text:p>70.693374422188</text:p>
              </table:table-cell>
              <table:table-cell office:value-type="float" office:value="63.2049306625578">
                <text:p>63.20493066255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734976887519">
                <text:p>42.7734976887519</text:p>
              </table:table-cell>
              <table:table-cell office:value-type="float" office:value="36.5793528505393">
                <text:p>36.5793528505393</text:p>
              </table:table-cell>
              <table:table-cell office:value-type="float" office:value="37.9969183359014">
                <text:p>37.9969183359014</text:p>
              </table:table-cell>
              <table:table-cell office:value-type="float" office:value="39.3528505392912">
                <text:p>39.3528505392912</text:p>
              </table:table-cell>
              <table:table-cell office:value-type="float" office:value="59.7842835130971">
                <text:p>59.7842835130971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2.6810477657935">
                <text:p>62.6810477657935</text:p>
              </table:table-cell>
              <table:table-cell office:value-type="float" office:value="75.5007704160247">
                <text:p>75.5007704160247</text:p>
              </table:table-cell>
              <table:table-cell office:value-type="float" office:value="78.2434514637905">
                <text:p>78.2434514637905</text:p>
              </table:table-cell>
              <table:table-cell office:value-type="float" office:value="37.1032357473035">
                <text:p>37.1032357473035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0">
                <text:p>0</text:p>
              </table:table-cell>
              <table:table-cell office:value-type="float" office:value="70.693374422188">
                <text:p>70.693374422188</text:p>
              </table:table-cell>
              <table:table-cell office:value-type="float" office:value="63.2973805855162">
                <text:p>63.297380585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6810477657935">
                <text:p>42.6810477657935</text:p>
              </table:table-cell>
              <table:table-cell office:value-type="float" office:value="36.6409861325116">
                <text:p>36.6409861325116</text:p>
              </table:table-cell>
              <table:table-cell office:value-type="float" office:value="37.9969183359014">
                <text:p>37.9969183359014</text:p>
              </table:table-cell>
              <table:table-cell office:value-type="float" office:value="39.4144838212635">
                <text:p>39.4144838212635</text:p>
              </table:table-cell>
              <table:table-cell office:value-type="float" office:value="59.8767334360555">
                <text:p>59.8767334360555</text:p>
              </table:table-cell>
              <table:table-cell office:value-type="float" office:value="47.8582434514638">
                <text:p>47.8582434514638</text:p>
              </table:table-cell>
              <table:table-cell office:value-type="float" office:value="62.7734976887519">
                <text:p>62.7734976887519</text:p>
              </table:table-cell>
              <table:table-cell office:value-type="float" office:value="75.6548536209553">
                <text:p>75.6548536209553</text:p>
              </table:table-cell>
              <table:table-cell office:value-type="float" office:value="78.2434514637905">
                <text:p>78.2434514637905</text:p>
              </table:table-cell>
              <table:table-cell office:value-type="float" office:value="37.1648690292758">
                <text:p>37.1648690292758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0">
                <text:p>0</text:p>
              </table:table-cell>
              <table:table-cell office:value-type="float" office:value="70.8474576271186">
                <text:p>70.8474576271186</text:p>
              </table:table-cell>
              <table:table-cell office:value-type="float" office:value="63.2973805855162">
                <text:p>63.29738058551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8043143297381">
                <text:p>42.8043143297381</text:p>
              </table:table-cell>
              <table:table-cell office:value-type="float" office:value="0">
                <text:p>0</text:p>
              </table:table-cell>
              <table:table-cell office:value-type="float" office:value="39.1679506933744">
                <text:p>39.1679506933744</text:p>
              </table:table-cell>
              <table:table-cell office:value-type="float" office:value="39.5069337442219">
                <text:p>39.5069337442219</text:p>
              </table:table-cell>
              <table:table-cell office:value-type="float" office:value="59.8767334360555">
                <text:p>59.8767334360555</text:p>
              </table:table-cell>
              <table:table-cell office:value-type="float" office:value="47.9815100154083">
                <text:p>47.9815100154083</text:p>
              </table:table-cell>
              <table:table-cell office:value-type="float" office:value="62.7426810477658">
                <text:p>62.7426810477658</text:p>
              </table:table-cell>
              <table:table-cell office:value-type="float" office:value="75.6856702619415">
                <text:p>75.6856702619415</text:p>
              </table:table-cell>
              <table:table-cell office:value-type="float" office:value="78.2742681047766">
                <text:p>78.2742681047766</text:p>
              </table:table-cell>
              <table:table-cell office:value-type="float" office:value="37.2573189522342">
                <text:p>37.2573189522342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0">
                <text:p>0</text:p>
              </table:table-cell>
              <table:table-cell office:value-type="float" office:value="70.8782742681048">
                <text:p>70.8782742681048</text:p>
              </table:table-cell>
              <table:table-cell office:value-type="float" office:value="63.26656394453">
                <text:p>63.266563944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.8043143297381">
                <text:p>42.8043143297381</text:p>
              </table:table-cell>
              <table:table-cell office:value-type="float" office:value="36.9491525423729">
                <text:p>36.9491525423729</text:p>
              </table:table-cell>
              <table:table-cell office:value-type="float" office:value="37.3189522342065">
                <text:p>37.3189522342065</text:p>
              </table:table-cell>
              <table:table-cell office:value-type="float" office:value="39.5069337442219">
                <text:p>39.5069337442219</text:p>
              </table:table-cell>
              <table:table-cell office:value-type="float" office:value="59.8767334360555">
                <text:p>59.8767334360555</text:p>
              </table:table-cell>
              <table:table-cell office:value-type="float" office:value="47.9815100154083">
                <text:p>47.9815100154083</text:p>
              </table:table-cell>
              <table:table-cell office:value-type="float" office:value="62.7426810477658">
                <text:p>62.7426810477658</text:p>
              </table:table-cell>
              <table:table-cell office:value-type="float" office:value="75.6856702619415">
                <text:p>75.6856702619415</text:p>
              </table:table-cell>
              <table:table-cell office:value-type="float" office:value="78.2742681047766">
                <text:p>78.2742681047766</text:p>
              </table:table-cell>
              <table:table-cell office:value-type="float" office:value="37.2573189522342">
                <text:p>37.2573189522342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0">
                <text:p>0</text:p>
              </table:table-cell>
              <table:table-cell office:value-type="float" office:value="70.8782742681048">
                <text:p>70.8782742681048</text:p>
              </table:table-cell>
              <table:table-cell office:value-type="float" office:value="63.26656394453">
                <text:p>63.266563944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043143297381">
                <text:p>42.8043143297381</text:p>
              </table:table-cell>
              <table:table-cell office:value-type="float" office:value="36.271186440678">
                <text:p>36.271186440678</text:p>
              </table:table-cell>
              <table:table-cell office:value-type="float" office:value="37.9352850539291">
                <text:p>37.9352850539291</text:p>
              </table:table-cell>
              <table:table-cell office:value-type="float" office:value="39.537750385208">
                <text:p>39.537750385208</text:p>
              </table:table-cell>
              <table:table-cell office:value-type="float" office:value="59.9075500770416">
                <text:p>59.9075500770416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2.7734976887519">
                <text:p>62.7734976887519</text:p>
              </table:table-cell>
              <table:table-cell office:value-type="float" office:value="75.7164869029276">
                <text:p>75.7164869029276</text:p>
              </table:table-cell>
              <table:table-cell office:value-type="float" office:value="78.2742681047766">
                <text:p>78.2742681047766</text:p>
              </table:table-cell>
              <table:table-cell office:value-type="float" office:value="37.2573189522342">
                <text:p>37.2573189522342</text:p>
              </table:table-cell>
              <table:table-cell office:value-type="float" office:value="60.3389830508475">
                <text:p>60.3389830508475</text:p>
              </table:table-cell>
              <table:table-cell office:value-type="float" office:value="0">
                <text:p>0</text:p>
              </table:table-cell>
              <table:table-cell office:value-type="float" office:value="70.8782742681048">
                <text:p>70.8782742681048</text:p>
              </table:table-cell>
              <table:table-cell office:value-type="float" office:value="63.2973805855162">
                <text:p>63.29738058551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8351309707242">
                <text:p>42.8351309707242</text:p>
              </table:table-cell>
              <table:table-cell office:value-type="float" office:value="36.4560862865948">
                <text:p>36.4560862865948</text:p>
              </table:table-cell>
              <table:table-cell office:value-type="float" office:value="37.5654853620955">
                <text:p>37.5654853620955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59.9383667180277">
                <text:p>59.9383667180277</text:p>
              </table:table-cell>
              <table:table-cell office:value-type="float" office:value="47.9815100154083">
                <text:p>47.9815100154083</text:p>
              </table:table-cell>
              <table:table-cell office:value-type="float" office:value="62.8043143297381">
                <text:p>62.8043143297381</text:p>
              </table:table-cell>
              <table:table-cell office:value-type="float" office:value="75.7473035439137">
                <text:p>75.7473035439137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3697996918336">
                <text:p>60.3697996918336</text:p>
              </table:table-cell>
              <table:table-cell office:value-type="float" office:value="0">
                <text:p>0</text:p>
              </table:table-cell>
              <table:table-cell office:value-type="float" office:value="70.939907550077">
                <text:p>70.939907550077</text:p>
              </table:table-cell>
              <table:table-cell office:value-type="float" office:value="63.3281972265023">
                <text:p>63.32819722650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.8351309707242">
                <text:p>42.8351309707242</text:p>
              </table:table-cell>
              <table:table-cell office:value-type="float" office:value="0">
                <text:p>0</text:p>
              </table:table-cell>
              <table:table-cell office:value-type="float" office:value="37.7195685670262">
                <text:p>37.7195685670262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59.9383667180277">
                <text:p>59.9383667180277</text:p>
              </table:table-cell>
              <table:table-cell office:value-type="float" office:value="47.9815100154083">
                <text:p>47.9815100154083</text:p>
              </table:table-cell>
              <table:table-cell office:value-type="float" office:value="62.8043143297381">
                <text:p>62.8043143297381</text:p>
              </table:table-cell>
              <table:table-cell office:value-type="float" office:value="75.7473035439137">
                <text:p>75.7473035439137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3697996918336">
                <text:p>60.3697996918336</text:p>
              </table:table-cell>
              <table:table-cell office:value-type="float" office:value="0">
                <text:p>0</text:p>
              </table:table-cell>
              <table:table-cell office:value-type="float" office:value="70.939907550077">
                <text:p>70.939907550077</text:p>
              </table:table-cell>
              <table:table-cell office:value-type="float" office:value="63.3281972265023">
                <text:p>63.3281972265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.8351309707242">
                <text:p>42.8351309707242</text:p>
              </table:table-cell>
              <table:table-cell office:value-type="float" office:value="36.8875192604006">
                <text:p>36.8875192604006</text:p>
              </table:table-cell>
              <table:table-cell office:value-type="float" office:value="37.1032357473035">
                <text:p>37.1032357473035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60">
                <text:p>60</text:p>
              </table:table-cell>
              <table:table-cell office:value-type="float" office:value="48.0123266563945">
                <text:p>48.0123266563945</text:p>
              </table:table-cell>
              <table:table-cell office:value-type="float" office:value="62.8659476117103">
                <text:p>62.8659476117103</text:p>
              </table:table-cell>
              <table:table-cell office:value-type="float" office:value="75.7473035439137">
                <text:p>75.7473035439137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4314329738059">
                <text:p>60.4314329738059</text:p>
              </table:table-cell>
              <table:table-cell office:value-type="float" office:value="0">
                <text:p>0</text:p>
              </table:table-cell>
              <table:table-cell office:value-type="float" office:value="70.939907550077">
                <text:p>70.939907550077</text:p>
              </table:table-cell>
              <table:table-cell office:value-type="float" office:value="63.3898305084746">
                <text:p>63.3898305084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.8659476117103">
                <text:p>42.8659476117103</text:p>
              </table:table-cell>
              <table:table-cell office:value-type="float" office:value="0">
                <text:p>0</text:p>
              </table:table-cell>
              <table:table-cell office:value-type="float" office:value="37.7195685670262">
                <text:p>37.7195685670262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60.0616332819723">
                <text:p>60.0616332819723</text:p>
              </table:table-cell>
              <table:table-cell office:value-type="float" office:value="48.0431432973806">
                <text:p>48.0431432973806</text:p>
              </table:table-cell>
              <table:table-cell office:value-type="float" office:value="62.9583975346687">
                <text:p>62.9583975346687</text:p>
              </table:table-cell>
              <table:table-cell office:value-type="float" office:value="75.7473035439137">
                <text:p>75.7473035439137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4930662557781">
                <text:p>60.4930662557781</text:p>
              </table:table-cell>
              <table:table-cell office:value-type="float" office:value="0">
                <text:p>0</text:p>
              </table:table-cell>
              <table:table-cell office:value-type="float" office:value="70.939907550077">
                <text:p>70.939907550077</text:p>
              </table:table-cell>
              <table:table-cell office:value-type="float" office:value="63.482280431433">
                <text:p>63.482280431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9275808936826">
                <text:p>42.9275808936826</text:p>
              </table:table-cell>
              <table:table-cell office:value-type="float" office:value="0">
                <text:p>0</text:p>
              </table:table-cell>
              <table:table-cell office:value-type="float" office:value="39.0138674884438">
                <text:p>39.0138674884438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0924499229584">
                <text:p>60.0924499229584</text:p>
              </table:table-cell>
              <table:table-cell office:value-type="float" office:value="48.1047765793529">
                <text:p>48.1047765793529</text:p>
              </table:table-cell>
              <table:table-cell office:value-type="float" office:value="62.9892141756549">
                <text:p>62.9892141756549</text:p>
              </table:table-cell>
              <table:table-cell office:value-type="float" office:value="75.7473035439137">
                <text:p>75.7473035439137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3497688751926">
                <text:p>37.3497688751926</text:p>
              </table:table-cell>
              <table:table-cell office:value-type="float" office:value="60.5238828967643">
                <text:p>60.5238828967643</text:p>
              </table:table-cell>
              <table:table-cell office:value-type="float" office:value="0">
                <text:p>0</text:p>
              </table:table-cell>
              <table:table-cell office:value-type="float" office:value="70.939907550077">
                <text:p>70.939907550077</text:p>
              </table:table-cell>
              <table:table-cell office:value-type="float" office:value="63.5130970724191">
                <text:p>63.5130970724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.8967642526965">
                <text:p>42.8967642526965</text:p>
              </table:table-cell>
              <table:table-cell office:value-type="float" office:value="36.73343605547">
                <text:p>36.73343605547</text:p>
              </table:table-cell>
              <table:table-cell office:value-type="float" office:value="37.6271186440678">
                <text:p>37.6271186440678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0924499229584">
                <text:p>60.0924499229584</text:p>
              </table:table-cell>
              <table:table-cell office:value-type="float" office:value="48.0431432973806">
                <text:p>48.0431432973806</text:p>
              </table:table-cell>
              <table:table-cell office:value-type="float" office:value="62.9892141756549">
                <text:p>62.9892141756549</text:p>
              </table:table-cell>
              <table:table-cell office:value-type="float" office:value="75.808936825886">
                <text:p>75.808936825886</text:p>
              </table:table-cell>
              <table:table-cell office:value-type="float" office:value="78.3050847457627">
                <text:p>78.3050847457627</text:p>
              </table:table-cell>
              <table:table-cell office:value-type="float" office:value="37.3497688751926">
                <text:p>37.3497688751926</text:p>
              </table:table-cell>
              <table:table-cell office:value-type="float" office:value="60.5238828967643">
                <text:p>60.5238828967643</text:p>
              </table:table-cell>
              <table:table-cell office:value-type="float" office:value="0">
                <text:p>0</text:p>
              </table:table-cell>
              <table:table-cell office:value-type="float" office:value="70.9707241910632">
                <text:p>70.9707241910632</text:p>
              </table:table-cell>
              <table:table-cell office:value-type="float" office:value="63.5130970724191">
                <text:p>63.51309707241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.8659476117103">
                <text:p>42.8659476117103</text:p>
              </table:table-cell>
              <table:table-cell office:value-type="float" office:value="0">
                <text:p>0</text:p>
              </table:table-cell>
              <table:table-cell office:value-type="float" office:value="38.9830508474576">
                <text:p>38.9830508474576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1232665639445">
                <text:p>60.1232665639445</text:p>
              </table:table-cell>
              <table:table-cell office:value-type="float" office:value="47.9815100154083">
                <text:p>47.9815100154083</text:p>
              </table:table-cell>
              <table:table-cell office:value-type="float" office:value="62.9892141756549">
                <text:p>62.9892141756549</text:p>
              </table:table-cell>
              <table:table-cell office:value-type="float" office:value="75.808936825886">
                <text:p>75.808936825886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3497688751926">
                <text:p>37.3497688751926</text:p>
              </table:table-cell>
              <table:table-cell office:value-type="float" office:value="60.5546995377504">
                <text:p>60.5546995377504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5130970724191">
                <text:p>63.51309707241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8351309707242">
                <text:p>42.8351309707242</text:p>
              </table:table-cell>
              <table:table-cell office:value-type="float" office:value="0">
                <text:p>0</text:p>
              </table:table-cell>
              <table:table-cell office:value-type="float" office:value="38.9830508474576">
                <text:p>38.9830508474576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1848998459168">
                <text:p>60.1848998459168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3.0816640986133">
                <text:p>63.0816640986133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3189522342065">
                <text:p>37.3189522342065</text:p>
              </table:table-cell>
              <table:table-cell office:value-type="float" office:value="60.6163328197227">
                <text:p>60.6163328197227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6055469953775">
                <text:p>63.6055469953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.8351309707242">
                <text:p>42.8351309707242</text:p>
              </table:table-cell>
              <table:table-cell office:value-type="float" office:value="0">
                <text:p>0</text:p>
              </table:table-cell>
              <table:table-cell office:value-type="float" office:value="38.5516178736518">
                <text:p>38.5516178736518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1848998459168">
                <text:p>60.1848998459168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3.0816640986133">
                <text:p>63.0816640986133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3189522342065">
                <text:p>37.3189522342065</text:p>
              </table:table-cell>
              <table:table-cell office:value-type="float" office:value="60.6163328197227">
                <text:p>60.6163328197227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8967642526965">
                <text:p>42.8967642526965</text:p>
              </table:table-cell>
              <table:table-cell office:value-type="float" office:value="0">
                <text:p>0</text:p>
              </table:table-cell>
              <table:table-cell office:value-type="float" office:value="38.8597842835131">
                <text:p>38.8597842835131</text:p>
              </table:table-cell>
              <table:table-cell office:value-type="float" office:value="39.6610169491525">
                <text:p>39.6610169491525</text:p>
              </table:table-cell>
              <table:table-cell office:value-type="float" office:value="60.1848998459168">
                <text:p>60.1848998459168</text:p>
              </table:table-cell>
              <table:table-cell office:value-type="float" office:value="48.0123266563945">
                <text:p>48.0123266563945</text:p>
              </table:table-cell>
              <table:table-cell office:value-type="float" office:value="63.0816640986133">
                <text:p>63.0816640986133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3497688751926">
                <text:p>37.3497688751926</text:p>
              </table:table-cell>
              <table:table-cell office:value-type="float" office:value="60.6163328197227">
                <text:p>60.6163328197227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6363636363636">
                <text:p>63.6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8659476117103">
                <text:p>42.8659476117103</text:p>
              </table:table-cell>
              <table:table-cell office:value-type="float" office:value="0">
                <text:p>0</text:p>
              </table:table-cell>
              <table:table-cell office:value-type="float" office:value="38.151001540832">
                <text:p>38.151001540832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2465331278891">
                <text:p>60.2465331278891</text:p>
              </table:table-cell>
              <table:table-cell office:value-type="float" office:value="47.9506933744222">
                <text:p>47.9506933744222</text:p>
              </table:table-cell>
              <table:table-cell office:value-type="float" office:value="63.1432973805855">
                <text:p>63.1432973805855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3189522342065">
                <text:p>37.3189522342065</text:p>
              </table:table-cell>
              <table:table-cell office:value-type="float" office:value="60.6779661016949">
                <text:p>60.6779661016949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6979969183359">
                <text:p>63.6979969183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8043143297381">
                <text:p>42.8043143297381</text:p>
              </table:table-cell>
              <table:table-cell office:value-type="float" office:value="36.3944530046225">
                <text:p>36.3944530046225</text:p>
              </table:table-cell>
              <table:table-cell office:value-type="float" office:value="37.6887519260401">
                <text:p>37.6887519260401</text:p>
              </table:table-cell>
              <table:table-cell office:value-type="float" office:value="39.5993836671803">
                <text:p>39.5993836671803</text:p>
              </table:table-cell>
              <table:table-cell office:value-type="float" office:value="60.2465331278891">
                <text:p>60.2465331278891</text:p>
              </table:table-cell>
              <table:table-cell office:value-type="float" office:value="47.8582434514638">
                <text:p>47.8582434514638</text:p>
              </table:table-cell>
              <table:table-cell office:value-type="float" office:value="63.1432973805855">
                <text:p>63.1432973805855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3359013867488">
                <text:p>78.3359013867488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6779661016949">
                <text:p>60.6779661016949</text:p>
              </table:table-cell>
              <table:table-cell office:value-type="float" office:value="0">
                <text:p>0</text:p>
              </table:table-cell>
              <table:table-cell office:value-type="float" office:value="71.0015408320493">
                <text:p>71.0015408320493</text:p>
              </table:table-cell>
              <table:table-cell office:value-type="float" office:value="63.6979969183359">
                <text:p>63.6979969183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7426810477658">
                <text:p>42.7426810477658</text:p>
              </table:table-cell>
              <table:table-cell office:value-type="float" office:value="0">
                <text:p>0</text:p>
              </table:table-cell>
              <table:table-cell office:value-type="float" office:value="37.9969183359014">
                <text:p>37.9969183359014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60.2773497688752">
                <text:p>60.2773497688752</text:p>
              </table:table-cell>
              <table:table-cell office:value-type="float" office:value="47.7966101694915">
                <text:p>47.7966101694915</text:p>
              </table:table-cell>
              <table:table-cell office:value-type="float" office:value="63.1432973805855">
                <text:p>63.1432973805855</text:p>
              </table:table-cell>
              <table:table-cell office:value-type="float" office:value="75.8705701078582">
                <text:p>75.8705701078582</text:p>
              </table:table-cell>
              <table:table-cell office:value-type="float" office:value="78.366718027735">
                <text:p>78.366718027735</text:p>
              </table:table-cell>
              <table:table-cell office:value-type="float" office:value="37.2573189522342">
                <text:p>37.2573189522342</text:p>
              </table:table-cell>
              <table:table-cell office:value-type="float" office:value="60.708782742681">
                <text:p>60.708782742681</text:p>
              </table:table-cell>
              <table:table-cell office:value-type="float" office:value="0">
                <text:p>0</text:p>
              </table:table-cell>
              <table:table-cell office:value-type="float" office:value="71.0631741140216">
                <text:p>71.0631741140216</text:p>
              </table:table-cell>
              <table:table-cell office:value-type="float" office:value="63.6979969183359">
                <text:p>63.6979969183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7426810477658">
                <text:p>42.7426810477658</text:p>
              </table:table-cell>
              <table:table-cell office:value-type="float" office:value="0">
                <text:p>0</text:p>
              </table:table-cell>
              <table:table-cell office:value-type="float" office:value="37.8120184899846">
                <text:p>37.8120184899846</text:p>
              </table:table-cell>
              <table:table-cell office:value-type="float" office:value="39.5685670261941">
                <text:p>39.5685670261941</text:p>
              </table:table-cell>
              <table:table-cell office:value-type="float" office:value="60.2773497688752">
                <text:p>60.2773497688752</text:p>
              </table:table-cell>
              <table:table-cell office:value-type="float" office:value="47.7966101694915">
                <text:p>47.7966101694915</text:p>
              </table:table-cell>
              <table:table-cell office:value-type="float" office:value="63.1432973805855">
                <text:p>63.1432973805855</text:p>
              </table:table-cell>
              <table:table-cell office:value-type="float" office:value="75.8705701078582">
                <text:p>75.8705701078582</text:p>
              </table:table-cell>
              <table:table-cell office:value-type="float" office:value="78.366718027735">
                <text:p>78.366718027735</text:p>
              </table:table-cell>
              <table:table-cell office:value-type="float" office:value="37.2573189522342">
                <text:p>37.2573189522342</text:p>
              </table:table-cell>
              <table:table-cell office:value-type="float" office:value="60.708782742681">
                <text:p>60.708782742681</text:p>
              </table:table-cell>
              <table:table-cell office:value-type="float" office:value="0">
                <text:p>0</text:p>
              </table:table-cell>
              <table:table-cell office:value-type="float" office:value="71.0631741140216">
                <text:p>71.0631741140216</text:p>
              </table:table-cell>
              <table:table-cell office:value-type="float" office:value="63.6979969183359">
                <text:p>63.69799691833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.7118644067797">
                <text:p>42.7118644067797</text:p>
              </table:table-cell>
              <table:table-cell office:value-type="float" office:value="0">
                <text:p>0</text:p>
              </table:table-cell>
              <table:table-cell office:value-type="float" office:value="38.0893682588598">
                <text:p>38.0893682588598</text:p>
              </table:table-cell>
              <table:table-cell office:value-type="float" office:value="39.537750385208">
                <text:p>39.537750385208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47.7657935285054">
                <text:p>47.7657935285054</text:p>
              </table:table-cell>
              <table:table-cell office:value-type="float" office:value="63.1741140215716">
                <text:p>63.1741140215716</text:p>
              </table:table-cell>
              <table:table-cell office:value-type="float" office:value="75.9013867488444">
                <text:p>75.9013867488444</text:p>
              </table:table-cell>
              <table:table-cell office:value-type="float" office:value="78.366718027735">
                <text:p>78.366718027735</text:p>
              </table:table-cell>
              <table:table-cell office:value-type="float" office:value="37.2265023112481">
                <text:p>37.2265023112481</text:p>
              </table:table-cell>
              <table:table-cell office:value-type="float" office:value="60.7395993836672">
                <text:p>60.7395993836672</text:p>
              </table:table-cell>
              <table:table-cell office:value-type="float" office:value="0">
                <text:p>0</text:p>
              </table:table-cell>
              <table:table-cell office:value-type="float" office:value="71.0939907550077">
                <text:p>71.0939907550077</text:p>
              </table:table-cell>
              <table:table-cell office:value-type="float" office:value="63.728813559322">
                <text:p>63.72881355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.6194144838213">
                <text:p>42.6194144838213</text:p>
              </table:table-cell>
              <table:table-cell office:value-type="float" office:value="36.5485362095532">
                <text:p>36.5485362095532</text:p>
              </table:table-cell>
              <table:table-cell office:value-type="float" office:value="37.5038520801233">
                <text:p>37.5038520801233</text:p>
              </table:table-cell>
              <table:table-cell office:value-type="float" office:value="39.4453004622496">
                <text:p>39.4453004622496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47.673343605547">
                <text:p>47.673343605547</text:p>
              </table:table-cell>
              <table:table-cell office:value-type="float" office:value="63.1741140215716">
                <text:p>63.1741140215716</text:p>
              </table:table-cell>
              <table:table-cell office:value-type="float" office:value="75.9013867488444">
                <text:p>75.9013867488444</text:p>
              </table:table-cell>
              <table:table-cell office:value-type="float" office:value="78.366718027735">
                <text:p>78.366718027735</text:p>
              </table:table-cell>
              <table:table-cell office:value-type="float" office:value="37.1340523882897">
                <text:p>37.1340523882897</text:p>
              </table:table-cell>
              <table:table-cell office:value-type="float" office:value="60.7395993836672">
                <text:p>60.7395993836672</text:p>
              </table:table-cell>
              <table:table-cell office:value-type="float" office:value="0">
                <text:p>0</text:p>
              </table:table-cell>
              <table:table-cell office:value-type="float" office:value="71.0939907550077">
                <text:p>71.0939907550077</text:p>
              </table:table-cell>
              <table:table-cell office:value-type="float" office:value="63.728813559322">
                <text:p>63.7288135593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5885978428351">
                <text:p>42.5885978428351</text:p>
              </table:table-cell>
              <table:table-cell office:value-type="float" office:value="0">
                <text:p>0</text:p>
              </table:table-cell>
              <table:table-cell office:value-type="float" office:value="38.366718027735">
                <text:p>38.366718027735</text:p>
              </table:table-cell>
              <table:table-cell office:value-type="float" office:value="39.4144838212635">
                <text:p>39.4144838212635</text:p>
              </table:table-cell>
              <table:table-cell office:value-type="float" office:value="60.3081664098613">
                <text:p>60.3081664098613</text:p>
              </table:table-cell>
              <table:table-cell office:value-type="float" office:value="47.6425269645609">
                <text:p>47.6425269645609</text:p>
              </table:table-cell>
              <table:table-cell office:value-type="float" office:value="63.2049306625578">
                <text:p>63.2049306625578</text:p>
              </table:table-cell>
              <table:table-cell office:value-type="float" office:value="75.9013867488444">
                <text:p>75.9013867488444</text:p>
              </table:table-cell>
              <table:table-cell office:value-type="float" office:value="78.366718027735">
                <text:p>78.366718027735</text:p>
              </table:table-cell>
              <table:table-cell office:value-type="float" office:value="37.1032357473035">
                <text:p>37.1032357473035</text:p>
              </table:table-cell>
              <table:table-cell office:value-type="float" office:value="60.7395993836672">
                <text:p>60.7395993836672</text:p>
              </table:table-cell>
              <table:table-cell office:value-type="float" office:value="0">
                <text:p>0</text:p>
              </table:table-cell>
              <table:table-cell office:value-type="float" office:value="71.0939907550077">
                <text:p>71.0939907550077</text:p>
              </table:table-cell>
              <table:table-cell office:value-type="float" office:value="63.7596302003082">
                <text:p>63.75963020030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885978428351">
                <text:p>42.5885978428351</text:p>
              </table:table-cell>
              <table:table-cell office:value-type="float" office:value="0">
                <text:p>0</text:p>
              </table:table-cell>
              <table:table-cell office:value-type="float" office:value="38.2126348228043">
                <text:p>38.2126348228043</text:p>
              </table:table-cell>
              <table:table-cell office:value-type="float" office:value="39.4144838212635">
                <text:p>39.4144838212635</text:p>
              </table:table-cell>
              <table:table-cell office:value-type="float" office:value="60.3697996918336">
                <text:p>60.3697996918336</text:p>
              </table:table-cell>
              <table:table-cell office:value-type="float" office:value="47.6425269645609">
                <text:p>47.6425269645609</text:p>
              </table:table-cell>
              <table:table-cell office:value-type="float" office:value="63.2357473035439">
                <text:p>63.2357473035439</text:p>
              </table:table-cell>
              <table:table-cell office:value-type="float" office:value="75.9013867488444">
                <text:p>75.9013867488444</text:p>
              </table:table-cell>
              <table:table-cell office:value-type="float" office:value="78.3975346687211">
                <text:p>78.3975346687211</text:p>
              </table:table-cell>
              <table:table-cell office:value-type="float" office:value="37.1032357473035">
                <text:p>37.1032357473035</text:p>
              </table:table-cell>
              <table:table-cell office:value-type="float" office:value="60.8012326656394">
                <text:p>60.8012326656394</text:p>
              </table:table-cell>
              <table:table-cell office:value-type="float" office:value="0">
                <text:p>0</text:p>
              </table:table-cell>
              <table:table-cell office:value-type="float" office:value="71.1248073959938">
                <text:p>71.1248073959938</text:p>
              </table:table-cell>
              <table:table-cell office:value-type="float" office:value="63.7904468412943">
                <text:p>63.7904468412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6502311248074">
                <text:p>42.6502311248074</text:p>
              </table:table-cell>
              <table:table-cell office:value-type="float" office:value="0">
                <text:p>0</text:p>
              </table:table-cell>
              <table:table-cell office:value-type="float" office:value="40.4006163328197">
                <text:p>40.4006163328197</text:p>
              </table:table-cell>
              <table:table-cell office:value-type="float" office:value="39.5069337442219">
                <text:p>39.5069337442219</text:p>
              </table:table-cell>
              <table:table-cell office:value-type="float" office:value="60.3697996918336">
                <text:p>60.3697996918336</text:p>
              </table:table-cell>
              <table:table-cell office:value-type="float" office:value="47.7349768875193">
                <text:p>47.7349768875193</text:p>
              </table:table-cell>
              <table:table-cell office:value-type="float" office:value="63.2357473035439">
                <text:p>63.2357473035439</text:p>
              </table:table-cell>
              <table:table-cell office:value-type="float" office:value="75.9013867488444">
                <text:p>75.9013867488444</text:p>
              </table:table-cell>
              <table:table-cell office:value-type="float" office:value="78.3975346687211">
                <text:p>78.3975346687211</text:p>
              </table:table-cell>
              <table:table-cell office:value-type="float" office:value="37.1648690292758">
                <text:p>37.1648690292758</text:p>
              </table:table-cell>
              <table:table-cell office:value-type="float" office:value="60.8012326656394">
                <text:p>60.8012326656394</text:p>
              </table:table-cell>
              <table:table-cell office:value-type="float" office:value="0">
                <text:p>0</text:p>
              </table:table-cell>
              <table:table-cell office:value-type="float" office:value="71.1248073959938">
                <text:p>71.1248073959938</text:p>
              </table:table-cell>
              <table:table-cell office:value-type="float" office:value="63.7904468412943">
                <text:p>63.79044684129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.6502311248074">
                <text:p>42.6502311248074</text:p>
              </table:table-cell>
              <table:table-cell office:value-type="float" office:value="36.3328197226502">
                <text:p>36.3328197226502</text:p>
              </table:table-cell>
              <table:table-cell office:value-type="float" office:value="37.5963020030817">
                <text:p>37.5963020030817</text:p>
              </table:table-cell>
              <table:table-cell office:value-type="float" office:value="39.537750385208">
                <text:p>39.537750385208</text:p>
              </table:table-cell>
              <table:table-cell office:value-type="float" office:value="60.462249614792">
                <text:p>60.462249614792</text:p>
              </table:table-cell>
              <table:table-cell office:value-type="float" office:value="47.7349768875193">
                <text:p>47.7349768875193</text:p>
              </table:table-cell>
              <table:table-cell office:value-type="float" office:value="63.3281972265023">
                <text:p>63.3281972265023</text:p>
              </table:table-cell>
              <table:table-cell office:value-type="float" office:value="75.9322033898305">
                <text:p>75.9322033898305</text:p>
              </table:table-cell>
              <table:table-cell office:value-type="float" office:value="78.3975346687211">
                <text:p>78.3975346687211</text:p>
              </table:table-cell>
              <table:table-cell office:value-type="float" office:value="37.1956856702619">
                <text:p>37.1956856702619</text:p>
              </table:table-cell>
              <table:table-cell office:value-type="float" office:value="60.8936825885978">
                <text:p>60.8936825885978</text:p>
              </table:table-cell>
              <table:table-cell office:value-type="float" office:value="0">
                <text:p>0</text:p>
              </table:table-cell>
              <table:table-cell office:value-type="float" office:value="71.15562403698">
                <text:p>71.15562403698</text:p>
              </table:table-cell>
              <table:table-cell office:value-type="float" office:value="63.8828967642527">
                <text:p>63.8828967642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6502311248074">
                <text:p>42.6502311248074</text:p>
              </table:table-cell>
              <table:table-cell office:value-type="float" office:value="36.517719568567">
                <text:p>36.517719568567</text:p>
              </table:table-cell>
              <table:table-cell office:value-type="float" office:value="37.0107858243451">
                <text:p>37.0107858243451</text:p>
              </table:table-cell>
              <table:table-cell office:value-type="float" office:value="39.537750385208">
                <text:p>39.537750385208</text:p>
              </table:table-cell>
              <table:table-cell office:value-type="float" office:value="60.5238828967643">
                <text:p>60.5238828967643</text:p>
              </table:table-cell>
              <table:table-cell office:value-type="float" office:value="47.7041602465331">
                <text:p>47.7041602465331</text:p>
              </table:table-cell>
              <table:table-cell office:value-type="float" office:value="63.3590138674884">
                <text:p>63.3590138674884</text:p>
              </table:table-cell>
              <table:table-cell office:value-type="float" office:value="75.9630200308166">
                <text:p>75.9630200308166</text:p>
              </table:table-cell>
              <table:table-cell office:value-type="float" office:value="78.4283513097072">
                <text:p>78.4283513097072</text:p>
              </table:table-cell>
              <table:table-cell office:value-type="float" office:value="37.2265023112481">
                <text:p>37.2265023112481</text:p>
              </table:table-cell>
              <table:table-cell office:value-type="float" office:value="60.9553158705701">
                <text:p>60.9553158705701</text:p>
              </table:table-cell>
              <table:table-cell office:value-type="float" office:value="0">
                <text:p>0</text:p>
              </table:table-cell>
              <table:table-cell office:value-type="float" office:value="71.2172573189522">
                <text:p>71.2172573189522</text:p>
              </table:table-cell>
              <table:table-cell office:value-type="float" office:value="63.9137134052388">
                <text:p>63.9137134052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7118644067797">
                <text:p>42.7118644067797</text:p>
              </table:table-cell>
              <table:table-cell office:value-type="float" office:value="0">
                <text:p>0</text:p>
              </table:table-cell>
              <table:table-cell office:value-type="float" office:value="38.0585516178737">
                <text:p>38.0585516178737</text:p>
              </table:table-cell>
              <table:table-cell office:value-type="float" office:value="39.6302003081664">
                <text:p>39.6302003081664</text:p>
              </table:table-cell>
              <table:table-cell office:value-type="float" office:value="60.5238828967643">
                <text:p>60.5238828967643</text:p>
              </table:table-cell>
              <table:table-cell office:value-type="float" office:value="47.7657935285054">
                <text:p>47.7657935285054</text:p>
              </table:table-cell>
              <table:table-cell office:value-type="float" office:value="63.3590138674884">
                <text:p>63.3590138674884</text:p>
              </table:table-cell>
              <table:table-cell office:value-type="float" office:value="76.0246533127889">
                <text:p>76.0246533127889</text:p>
              </table:table-cell>
              <table:table-cell office:value-type="float" office:value="78.4283513097072">
                <text:p>78.4283513097072</text:p>
              </table:table-cell>
              <table:table-cell office:value-type="float" office:value="37.2881355932203">
                <text:p>37.2881355932203</text:p>
              </table:table-cell>
              <table:table-cell office:value-type="float" office:value="60.9553158705701">
                <text:p>60.9553158705701</text:p>
              </table:table-cell>
              <table:table-cell office:value-type="float" office:value="0">
                <text:p>0</text:p>
              </table:table-cell>
              <table:table-cell office:value-type="float" office:value="71.2480739599384">
                <text:p>71.2480739599384</text:p>
              </table:table-cell>
              <table:table-cell office:value-type="float" office:value="63.9137134052388">
                <text:p>63.91371340523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6502311248074">
                <text:p>42.6502311248074</text:p>
              </table:table-cell>
              <table:table-cell office:value-type="float" office:value="0">
                <text:p>0</text:p>
              </table:table-cell>
              <table:table-cell office:value-type="float" office:value="37.9661016949152">
                <text:p>37.9661016949152</text:p>
              </table:table-cell>
              <table:table-cell office:value-type="float" office:value="39.5993836671803">
                <text:p>39.5993836671803</text:p>
              </table:table-cell>
              <table:table-cell office:value-type="float" office:value="60.3697996918336">
                <text:p>60.3697996918336</text:p>
              </table:table-cell>
              <table:table-cell office:value-type="float" office:value="47.7349768875193">
                <text:p>47.7349768875193</text:p>
              </table:table-cell>
              <table:table-cell office:value-type="float" office:value="63.2049306625578">
                <text:p>63.2049306625578</text:p>
              </table:table-cell>
              <table:table-cell office:value-type="float" office:value="75.8397534668721">
                <text:p>75.8397534668721</text:p>
              </table:table-cell>
              <table:table-cell office:value-type="float" office:value="78.2434514637905">
                <text:p>78.2434514637905</text:p>
              </table:table-cell>
              <table:table-cell office:value-type="float" office:value="37.2265023112481">
                <text:p>37.2265023112481</text:p>
              </table:table-cell>
              <table:table-cell office:value-type="float" office:value="60.8012326656394">
                <text:p>60.8012326656394</text:p>
              </table:table-cell>
              <table:table-cell office:value-type="float" office:value="0">
                <text:p>0</text:p>
              </table:table-cell>
              <table:table-cell office:value-type="float" office:value="71.0631741140216">
                <text:p>71.0631741140216</text:p>
              </table:table-cell>
              <table:table-cell office:value-type="float" office:value="63.7596302003082">
                <text:p>63.75963020030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